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00F0000000F59881A5095943D0D.png" manifest:media-type="image/png"/>
  <manifest:file-entry manifest:full-path="Pictures/1000020100000280000001409EE59EFE290F811F.png" manifest:media-type="image/png"/>
  <manifest:file-entry manifest:full-path="Pictures/1000000000000320000002148570D42903C4AE86.png" manifest:media-type="image/png"/>
  <manifest:file-entry manifest:full-path="Pictures/10000200000001DA000000DB5B46BCEC0A2BB861.png" manifest:media-type="image/png"/>
  <manifest:file-entry manifest:full-path="Pictures/TablePreview1.svm" manifest:media-type=""/>
  <manifest:file-entry manifest:full-path="Pictures/1000020100000500000003C00B73A02EE033B572.png" manifest:media-type="image/png"/>
  <manifest:file-entry manifest:full-path="Pictures/10000201000001050000007710C42414CDCCE277.png" manifest:media-type="image/png"/>
  <manifest:file-entry manifest:full-path="Pictures/1000000000000500000003C01706E66F6A0B215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ode2000" svg:font-family="Code2000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svg:stroke-width="0.071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solid" svg:stroke-width="0.071cm" svg:stroke-color="#fffff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 style:list-style-name="L3">
      <style:graphic-properties draw:stroke="solid" svg:stroke-width="0.071cm" svg:stroke-color="#fffff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 style:list-style-name="L3">
      <style:graphic-properties draw:stroke="none" svg:stroke-width="0.071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none" svg:stroke-width="0.071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fill="gradient" draw:fill-gradient-name="Gradient_20_2" draw:textarea-vertical-align="middle" draw:auto-grow-height="false" draw:fit-to-size="false" style:shrink-to-fit="false" fo:min-height="0.19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0" style:family="graphic" style:parent-style-name="standard" style:list-style-name="L3">
      <style:graphic-properties draw:stroke="solid" svg:stroke-width="0.071cm" svg:stroke-color="#fffff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115cm" svg:stroke-color="#d9d9d9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 style:list-style-name="L3">
      <style:graphic-properties draw:stroke="none" svg:stroke-width="0.071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solid" svg:stroke-width="0.071cm" svg:stroke-color="#fffff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 style:list-style-name="L3">
      <style:graphic-properties draw:stroke="solid" svg:stroke-width="0.071cm" svg:stroke-color="#fffff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 style:list-style-name="L3">
      <style:graphic-properties draw:stroke="none" svg:stroke-width="0.071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none" svg:stroke-width="0.071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3">
      <style:graphic-properties draw:stroke="solid" svg:stroke-width="0.071cm" svg:stroke-color="#fffff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 style:list-style-name="L3">
      <style:graphic-properties draw:stroke="none" svg:stroke-width="0.071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3">
      <style:graphic-properties draw:stroke="solid" svg:stroke-width="0.071cm" svg:stroke-color="#fffff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 style:list-style-name="L3">
      <style:graphic-properties draw:stroke="solid" svg:stroke-width="0.071cm" svg:stroke-color="#fffff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 style:list-style-name="L3">
      <style:graphic-properties draw:stroke="none" svg:stroke-width="0.071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3">
      <style:graphic-properties draw:stroke="none" svg:stroke-width="0.071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3">
      <style:graphic-properties draw:stroke="solid" svg:stroke-width="0.071cm" svg:stroke-color="#fffff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standard" style:list-style-name="L3">
      <style:graphic-properties draw:stroke="none" svg:stroke-width="0.071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3">
      <style:graphic-properties draw:stroke="solid" svg:stroke-width="0.071cm" svg:stroke-color="#fffff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 style:list-style-name="L3">
      <style:graphic-properties draw:stroke="solid" svg:stroke-width="0.071cm" svg:stroke-color="#fffff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 style:list-style-name="L3">
      <style:graphic-properties draw:stroke="none" svg:stroke-width="0.071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3">
      <style:graphic-properties draw:stroke="none" svg:stroke-width="0.071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solid" svg:stroke-width="0.071cm" svg:stroke-color="#fffff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 style:list-style-name="L3">
      <style:graphic-properties draw:stroke="none" svg:stroke-width="0.071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 style:list-style-name="L3">
      <style:graphic-properties draw:stroke="solid" svg:stroke-width="0.071cm" svg:stroke-color="#fffff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 style:list-style-name="L3">
      <style:graphic-properties draw:stroke="solid" svg:stroke-width="0.071cm" svg:stroke-color="#fffff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" style:family="graphic" style:parent-style-name="standard" style:list-style-name="L3">
      <style:graphic-properties draw:stroke="none" svg:stroke-width="0.071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 style:list-style-name="L3">
      <style:graphic-properties draw:stroke="none" svg:stroke-width="0.071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 style:list-style-name="L3">
      <style:graphic-properties draw:stroke="solid" svg:stroke-width="0.071cm" svg:stroke-color="#fffff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textarea-horizontal-align="justify" draw:textarea-vertical-align="middle" draw:auto-grow-height="false" fo:min-height="1.55cm" fo:min-width="1.7cm"/>
    </style:style>
    <style:style style:name="gr37" style:family="graphic" style:parent-style-name="standard">
      <style:graphic-properties draw:textarea-horizontal-align="justify" draw:textarea-vertical-align="middle" draw:auto-grow-height="false" fo:min-height="1.55cm" fo:min-width="4.3cm"/>
    </style:style>
    <style:style style:name="gr38" style:family="graphic" style:parent-style-name="standard">
      <style:graphic-properties draw:fill="solid" draw:fill-color="#d3d7cf" draw:textarea-horizontal-align="justify" draw:textarea-vertical-align="middle" draw:auto-grow-height="false" fo:min-height="1.55cm" fo:min-width="4.3cm"/>
    </style:style>
    <style:style style:name="gr39" style:family="graphic" style:parent-style-name="standard">
      <style:graphic-properties draw:fill="solid" draw:fill-color="#d3d7cf" draw:textarea-horizontal-align="justify" draw:textarea-vertical-align="middle" draw:auto-grow-height="false" fo:min-height="1.55cm" fo:min-width="2.3cm"/>
    </style:style>
    <style:style style:name="gr40" style:family="graphic" style:parent-style-name="standard">
      <style:graphic-properties svg:stroke-color="#f57900" draw:fill-color="#fcaf3e" draw:textarea-horizontal-align="justify" draw:textarea-vertical-align="middle" draw:auto-grow-height="false" fo:min-height="1.55cm" fo:min-width="1.9cm"/>
    </style:style>
    <style:style style:name="gr41" style:family="graphic" style:parent-style-name="standard">
      <style:graphic-properties draw:fill="solid" draw:fill-color="#d3d7cf" draw:textarea-horizontal-align="justify" draw:textarea-vertical-align="middle" draw:auto-grow-height="false" fo:min-height="1.55cm" fo:min-width="2.7cm"/>
    </style:style>
    <style:style style:name="gr42" style:family="graphic" style:parent-style-name="standard">
      <style:graphic-properties draw:textarea-vertical-align="middle"/>
    </style:style>
    <style:style style:name="gr4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4" style:family="graphic" style:parent-style-name="standard">
      <style:graphic-properties draw:fill-color="#eeeeec" draw:textarea-horizontal-align="justify" draw:textarea-vertical-align="middle" draw:auto-grow-height="false" fo:min-height="1.164cm" fo:min-width="2.47cm"/>
    </style:style>
    <style:style style:name="gr45" style:family="graphic" style:parent-style-name="objectwithoutfill">
      <style:graphic-properties draw:marker-end="Arrow" draw:marker-end-width="0.3cm" draw:fill="none" draw:textarea-vertical-align="middle"/>
    </style:style>
    <style:style style:name="gr46" style:family="graphic" style:parent-style-name="standard" style:list-style-name="L3">
      <style:graphic-properties draw:stroke="none" svg:stroke-width="0.071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 style:list-style-name="L3">
      <style:graphic-properties draw:stroke="solid" svg:stroke-width="0.071cm" svg:stroke-color="#fffff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8" style:family="graphic" style:parent-style-name="standard" style:list-style-name="L3">
      <style:graphic-properties draw:stroke="solid" svg:stroke-width="0.071cm" svg:stroke-color="#fffff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9" style:family="graphic" style:parent-style-name="standard" style:list-style-name="L3">
      <style:graphic-properties draw:stroke="none" svg:stroke-width="0.071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 style:list-style-name="L3">
      <style:graphic-properties draw:stroke="none" svg:stroke-width="0.071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 style:list-style-name="L3">
      <style:graphic-properties draw:stroke="solid" svg:stroke-width="0.071cm" svg:stroke-color="#fffff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2" style:family="graphic" style:parent-style-name="standard" style:list-style-name="L3">
      <style:graphic-properties draw:stroke="none" svg:stroke-width="0.071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 style:list-style-name="L3">
      <style:graphic-properties draw:stroke="solid" svg:stroke-width="0.071cm" svg:stroke-color="#fffff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4" style:family="graphic" style:parent-style-name="standard" style:list-style-name="L3">
      <style:graphic-properties draw:stroke="solid" svg:stroke-width="0.071cm" svg:stroke-color="#fffff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5" style:family="graphic" style:parent-style-name="standard" style:list-style-name="L3">
      <style:graphic-properties draw:stroke="none" svg:stroke-width="0.071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 style:list-style-name="L3">
      <style:graphic-properties draw:stroke="none" svg:stroke-width="0.071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 style:list-style-name="L3">
      <style:graphic-properties draw:stroke="solid" svg:stroke-width="0.071cm" svg:stroke-color="#fffff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 style:list-style-name="L3">
      <style:graphic-properties draw:stroke="none" svg:stroke-width="0.071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9" style:family="graphic" style:parent-style-name="standard" style:list-style-name="L3">
      <style:graphic-properties draw:stroke="solid" svg:stroke-width="0.071cm" svg:stroke-color="#fffff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0" style:family="graphic" style:parent-style-name="standard" style:list-style-name="L3">
      <style:graphic-properties draw:stroke="solid" svg:stroke-width="0.071cm" svg:stroke-color="#fffff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1" style:family="graphic" style:parent-style-name="standard" style:list-style-name="L3">
      <style:graphic-properties draw:stroke="none" svg:stroke-width="0.071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 style:list-style-name="L3">
      <style:graphic-properties draw:stroke="none" svg:stroke-width="0.071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 style:list-style-name="L3">
      <style:graphic-properties draw:stroke="solid" svg:stroke-width="0.071cm" svg:stroke-color="#fffff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4" style:family="graphic" style:parent-style-name="standard" style:list-style-name="L3">
      <style:graphic-properties draw:stroke="none" svg:stroke-width="0.071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5" style:family="graphic" style:parent-style-name="standard" style:list-style-name="L3">
      <style:graphic-properties draw:stroke="solid" svg:stroke-width="0.071cm" svg:stroke-color="#fffff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standard" style:list-style-name="L3">
      <style:graphic-properties draw:stroke="solid" svg:stroke-width="0.071cm" svg:stroke-color="#fffff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7" style:family="graphic" style:parent-style-name="standard" style:list-style-name="L3">
      <style:graphic-properties draw:stroke="none" svg:stroke-width="0.071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8" style:family="graphic" style:parent-style-name="standard" style:list-style-name="L3">
      <style:graphic-properties draw:stroke="none" svg:stroke-width="0.071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9" style:family="graphic" style:parent-style-name="standard" style:list-style-name="L3">
      <style:graphic-properties draw:stroke="solid" svg:stroke-width="0.071cm" svg:stroke-color="#fffff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0" style:family="graphic" style:parent-style-name="standard" style:list-style-name="L3">
      <style:graphic-properties draw:stroke="none" svg:stroke-width="0.071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1" style:family="graphic" style:parent-style-name="standard" style:list-style-name="L3">
      <style:graphic-properties draw:stroke="solid" svg:stroke-width="0.071cm" svg:stroke-color="#fffff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2" style:family="graphic" style:parent-style-name="standard" style:list-style-name="L3">
      <style:graphic-properties draw:stroke="solid" svg:stroke-width="0.071cm" svg:stroke-color="#fffff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3" style:family="graphic" style:parent-style-name="standard" style:list-style-name="L3">
      <style:graphic-properties draw:stroke="none" svg:stroke-width="0.071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 style:list-style-name="L3">
      <style:graphic-properties draw:stroke="none" svg:stroke-width="0.071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 style:list-style-name="L3">
      <style:graphic-properties draw:stroke="solid" svg:stroke-width="0.071cm" svg:stroke-color="#fffff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6" style:family="graphic" style:parent-style-name="standard" style:list-style-name="L3">
      <style:graphic-properties draw:stroke="none" svg:stroke-width="0.071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7" style:family="graphic" style:parent-style-name="standard" style:list-style-name="L3">
      <style:graphic-properties draw:stroke="solid" svg:stroke-width="0.071cm" svg:stroke-color="#fffff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8" style:family="graphic" style:parent-style-name="standard" style:list-style-name="L3">
      <style:graphic-properties draw:stroke="solid" svg:stroke-width="0.071cm" svg:stroke-color="#fffff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9" style:family="graphic" style:parent-style-name="standard" style:list-style-name="L3">
      <style:graphic-properties draw:stroke="none" svg:stroke-width="0.071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0" style:family="graphic" style:parent-style-name="standard" style:list-style-name="L3">
      <style:graphic-properties draw:stroke="none" svg:stroke-width="0.071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1" style:family="graphic" style:parent-style-name="standard" style:list-style-name="L3">
      <style:graphic-properties draw:stroke="solid" svg:stroke-width="0.071cm" svg:stroke-color="#fffff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2" style:family="graphic" style:parent-style-name="standard" style:list-style-name="L3">
      <style:graphic-properties draw:stroke="none" svg:stroke-width="0.071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3" style:family="graphic" style:parent-style-name="standard" style:list-style-name="L3">
      <style:graphic-properties draw:stroke="solid" svg:stroke-width="0.071cm" svg:stroke-color="#fffff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4" style:family="graphic" style:parent-style-name="standard" style:list-style-name="L3">
      <style:graphic-properties draw:stroke="solid" svg:stroke-width="0.071cm" svg:stroke-color="#fffff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5" style:family="graphic" style:parent-style-name="standard" style:list-style-name="L3">
      <style:graphic-properties draw:stroke="none" svg:stroke-width="0.071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6" style:family="graphic" style:parent-style-name="standard" style:list-style-name="L3">
      <style:graphic-properties draw:stroke="none" svg:stroke-width="0.071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7" style:family="graphic" style:parent-style-name="standard" style:list-style-name="L3">
      <style:graphic-properties draw:stroke="solid" svg:stroke-width="0.071cm" svg:stroke-color="#fffff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8" style:family="graphic" style:parent-style-name="standard" style:list-style-name="L3">
      <style:graphic-properties draw:stroke="none" svg:stroke-width="0.071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9" style:family="graphic" style:parent-style-name="standard" style:list-style-name="L3">
      <style:graphic-properties draw:stroke="solid" svg:stroke-width="0.071cm" svg:stroke-color="#fffff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0" style:family="graphic" style:parent-style-name="standard" style:list-style-name="L3">
      <style:graphic-properties draw:stroke="solid" svg:stroke-width="0.071cm" svg:stroke-color="#fffff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1" style:family="graphic" style:parent-style-name="standard" style:list-style-name="L3">
      <style:graphic-properties draw:stroke="none" svg:stroke-width="0.071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2" style:family="graphic" style:parent-style-name="standard" style:list-style-name="L3">
      <style:graphic-properties draw:stroke="none" svg:stroke-width="0.071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3" style:family="graphic" style:parent-style-name="standard" style:list-style-name="L3">
      <style:graphic-properties draw:stroke="solid" svg:stroke-width="0.071cm" svg:stroke-color="#fffff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4" style:family="graphic" style:parent-style-name="standard" style:list-style-name="L3">
      <style:graphic-properties draw:stroke="none" svg:stroke-width="0.071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5" style:family="graphic" style:parent-style-name="standard" style:list-style-name="L3">
      <style:graphic-properties draw:stroke="solid" svg:stroke-width="0.071cm" svg:stroke-color="#fffff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6" style:family="graphic" style:parent-style-name="standard" style:list-style-name="L3">
      <style:graphic-properties draw:stroke="solid" svg:stroke-width="0.071cm" svg:stroke-color="#fffff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7" style:family="graphic" style:parent-style-name="standard" style:list-style-name="L3">
      <style:graphic-properties draw:stroke="none" svg:stroke-width="0.071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8" style:family="graphic" style:parent-style-name="standard" style:list-style-name="L3">
      <style:graphic-properties draw:stroke="none" svg:stroke-width="0.071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9" style:family="graphic" style:parent-style-name="standard" style:list-style-name="L3">
      <style:graphic-properties draw:stroke="solid" svg:stroke-width="0.071cm" svg:stroke-color="#fffff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0" style:family="graphic" style:parent-style-name="standard" style:list-style-name="L3">
      <style:graphic-properties draw:stroke="none" svg:stroke-width="0.071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1" style:family="graphic" style:parent-style-name="standard" style:list-style-name="L3">
      <style:graphic-properties draw:stroke="solid" svg:stroke-width="0.071cm" svg:stroke-color="#fffff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2" style:family="graphic" style:parent-style-name="standard" style:list-style-name="L3">
      <style:graphic-properties draw:stroke="solid" svg:stroke-width="0.071cm" svg:stroke-color="#fffff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3" style:family="graphic" style:parent-style-name="standard" style:list-style-name="L3">
      <style:graphic-properties draw:stroke="none" svg:stroke-width="0.071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4" style:family="graphic" style:parent-style-name="standard" style:list-style-name="L3">
      <style:graphic-properties draw:stroke="none" svg:stroke-width="0.071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5" style:family="graphic" style:parent-style-name="standard" style:list-style-name="L3">
      <style:graphic-properties draw:stroke="solid" svg:stroke-width="0.071cm" svg:stroke-color="#fffff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Titelfolie-notes">
      <style:graphic-properties draw:fill-color="#ffffff" fo:min-height="12.572cm"/>
    </style:style>
    <style:style style:name="pr2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3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" style:family="presentation" style:parent-style-name="Titel_20_und_20_Inhalt-backgroundobject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5" style:family="presentation" style:parent-style-name="Titel_20_und_20_Inhalt-notes">
      <style:graphic-properties draw:fill-color="#ffffff" fo:min-height="12.572cm"/>
    </style:style>
    <style:style style:name="pr6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7" style:family="presentation" style:parent-style-name="Titel_20_und_20_Inhalt-backgroundobject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8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4cm"/>
    </style:style>
    <style:style style:name="P1" style:family="paragraph">
      <style:paragraph-properties fo:margin-top="0cm" fo:margin-bottom="0cm" fo:line-height="90%" fo:text-align="start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" style:family="paragraph">
      <style:paragraph-properties fo:margin-top="0cm" fo:margin-bottom="0cm" fo:line-height="100%" fo:text-align="start" style:punctuation-wrap="hanging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7" style:family="paragraph">
      <style:paragraph-properties fo:margin-top="0cm" fo:margin-bottom="0cm" fo:line-height="100%" fo:text-align="start" style:writing-mode="lr-tb"/>
      <style:text-properties fo:font-size="9pt" style:font-size-asian="14pt" style:font-size-complex="14pt"/>
    </style:style>
    <style:style style:name="P8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9pt" style:font-size-asian="14pt" style:font-size-complex="14pt"/>
    </style:style>
    <style:style style:name="P9" style:family="paragraph">
      <style:paragraph-properties fo:margin-top="0cm" fo:margin-bottom="0cm" fo:line-height="100%" fo:text-align="start" style:writing-mode="lr-tb"/>
    </style:style>
    <style:style style:name="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1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2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0cm" fo:margin-right="0cm" fo:text-indent="0cm" style:writing-mode="lr-tb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P17" style:family="paragraph">
      <style:paragraph-properties fo:text-align="center"/>
    </style:style>
    <style:style style:name="P18" style:family="paragraph">
      <style:paragraph-properties fo:text-align="center"/>
      <style:text-properties fo:font-size="16pt" style:font-size-asian="16pt" style:font-size-complex="16pt"/>
    </style:style>
    <style:style style:name="P19" style:family="paragraph">
      <loext:graphic-properties draw:fill="solid" draw:fill-color="#d3d7cf"/>
      <style:paragraph-properties fo:text-align="center"/>
      <style:text-properties fo:font-size="16pt" style:font-size-asian="16pt" style:font-size-complex="16pt"/>
    </style:style>
    <style:style style:name="P20" style:family="paragraph">
      <loext:graphic-properties draw:fill-color="#fcaf3e"/>
      <style:paragraph-properties fo:text-align="center"/>
      <style:text-properties fo:font-size="16pt" style:font-size-asian="16pt" style:font-size-complex="16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-color="#eeeeec"/>
      <style:paragraph-properties fo:text-align="center"/>
      <style:text-properties fo:font-size="16pt"/>
    </style:style>
    <style:style style:name="P23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name-asian="ＭＳ Ｐゴシック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0F0000000F59881A5095943D0D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Rectangle 2" draw:style-name="gr1" draw:text-style-name="P2" draw:layer="layout" svg:width="23.304cm" svg:height="2.001cm" svg:x="1.098cm" svg:y="3.925cm">
          <text:p text:style-name="P1"><text:span text:style-name="T1">Real-time Visualization of Analyzed Industrial Communication Network Traff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" draw:text-style-name="P4" draw:layer="layout" svg:width="23.251cm" svg:height="1.723cm" svg:x="1.102cm" svg:y="6.526cm">
          <text:p text:style-name="P3"><text:span text:style-name="T2">Xiaoru Li, Klevia Ulqinaku, Mario Alberto Gonzalez Ordiano, Philipp Mergentha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11">
        <draw:frame draw:name="Rectangle 2" presentation:style-name="pr2" draw:text-style-name="P2" draw:layer="layout" svg:width="19.199cm" svg:height="1.56cm" svg:x="1.085cm" svg:y="0.926cm" presentation:class="title" presentation:user-transformed="true">
          <draw:text-box>
            <text:p text:style-name="P3"><text:span text:style-name="T3">Background</text:span></text:p>
          </draw:text-box>
        </draw:frame>
        <draw:frame draw:name="Rectangle 3" presentation:style-name="pr3" draw:text-style-name="P4" draw:layer="layout" svg:width="23.212cm" svg:height="13.012cm" svg:x="1.089cm" svg:y="3.329cm" presentation:class="outline" presentation:user-transformed="true">
          <draw:text-box>
            <text:list text:style-name="L2">
              <text:list-item>
                <text:p text:style-name="P6"><text:span text:style-name="T4">Industrial Network Security – want to understand the traffic</text:span></text:p>
              </text:list-item>
              <text:list-item>
                <text:p text:style-name="P6"><text:span text:style-name="T4">Analysis of the traffic</text:span></text:p>
              </text:list-item>
              <text:list-item>
                <text:p text:style-name="P6"><text:span text:style-name="T4">Real-time visualization to help the user understand</text:span></text:p>
              </text:list-item>
              <text:list-item>
                <text:p text:style-name="P6"><text:span text:style-name="T4">Incidents can be detected visually</text:span></text:p>
              </text:list-item>
            </text:list>
          </draw:text-box>
        </draw:frame>
        <draw:frame draw:name="Datumsplatzhalter 1" presentation:style-name="pr4" draw:text-style-name="P8" draw:layer="layout" svg:width="2.899cm" svg:height="0.999cm" svg:x="1.7cm" svg:y="17.9cm" presentation:class="date-time" presentation:user-transformed="true">
          <draw:text-box>
            <text:p text:style-name="P7"><text:span text:style-name="T5"><text:date style:data-style-name="D4" text:date-value="2019-04-01">01.04.2019</text:date></text:span></text:p>
          </draw:text-box>
        </draw:frame>
        <draw:g draw:name="Gruppieren 21">
          <draw:custom-shape draw:name="Textfeld 13" draw:style-name="gr4" draw:text-style-name="P10" draw:layer="layout" svg:width="2.64cm" svg:height="0.758cm" svg:x="4.148cm" svg:y="16.756cm">
            <text:p text:style-name="P9"><text:span text:style-name="T6">Foun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4" draw:style-name="gr5" draw:text-style-name="P11" draw:layer="layout" svg:width="2.488cm" svg:height="0.758cm" svg:x="17.456cm" svg:y="16.756cm">
            <text:p text:style-name="P9"><text:span text:style-name="T6">Evalu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8" draw:style-name="gr6" draw:text-style-name="P11" draw:layer="layout" svg:width="3.064cm" svg:height="0.758cm" svg:x="8.423cm" svg:y="16.756cm">
            <text:p text:style-name="P9"><text:span text:style-name="T6">Related 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9" draw:style-name="gr7" draw:text-style-name="P10" draw:layer="layout" svg:width="3.549cm" svg:height="0.758cm" svg:x="21.564cm" svg:y="16.756cm">
            <text:p text:style-name="P9"><text:span text:style-name="T6">Summa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0" draw:style-name="gr8" draw:text-style-name="P10" draw:layer="layout" svg:width="2.654cm" svg:height="0.758cm" svg:x="0.499cm" svg:y="16.756cm">
            <text:p text:style-name="P9"><text:span text:style-name="T7">Motiv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3" draw:style-name="gr9" draw:text-style-name="P12" draw:layer="layout" svg:width="0.439cm" svg:height="0.439cm" svg:x="3.43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Eingekerbter Richtungspfeil 24" draw:style-name="gr9" draw:text-style-name="P12" draw:layer="layout" svg:width="0.439cm" svg:height="0.439cm" svg:x="7.16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Eingekerbter Richtungspfeil 25" draw:style-name="gr9" draw:text-style-name="P12" draw:layer="layout" svg:width="0.439cm" svg:height="0.439cm" svg:x="11.86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Textfeld 14" draw:style-name="gr10" draw:text-style-name="P11" draw:layer="layout" svg:width="2.323cm" svg:height="0.758cm" svg:x="13.305cm" svg:y="16.756cm">
            <text:p text:style-name="P9"><text:span text:style-name="T6">Approa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7" draw:style-name="gr9" draw:text-style-name="P12" draw:layer="layout" svg:width="0.439cm" svg:height="0.439cm" svg:x="20.333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line draw:name="Gerade Verbindung 28" draw:style-name="gr11" draw:text-style-name="P13" draw:layer="layout" svg:x1="0.07cm" svg:y1="16.629cm" svg:x2="25.27cm" svg:y2="16.634cm">
            <text:p/>
          </draw:line>
          <draw:custom-shape draw:name="Eingekerbter Richtungspfeil 29" draw:style-name="gr9" draw:text-style-name="P12" draw:layer="layout" svg:width="0.439cm" svg:height="0.439cm" svg:x="16.46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draw:frame draw:name="Rectangle 2" presentation:style-name="pr2" draw:text-style-name="P2" draw:layer="layout" svg:width="19.199cm" svg:height="1.56cm" svg:x="1.085cm" svg:y="0.926cm" presentation:class="title" presentation:user-transformed="true">
          <draw:text-box>
            <text:p text:style-name="P3"><text:span text:style-name="T3">Requirements</text:span></text:p>
          </draw:text-box>
        </draw:frame>
        <draw:frame draw:name="Rectangle 3" presentation:style-name="pr3" draw:text-style-name="P4" draw:layer="layout" svg:width="23.212cm" svg:height="13.012cm" svg:x="1.089cm" svg:y="3.329cm" presentation:class="outline" presentation:user-transformed="true">
          <draw:text-box>
            <text:list text:style-name="L2">
              <text:list-item>
                <text:p text:style-name="P6"><text:span text:style-name="T4">24 Functional Requirements</text:span></text:p>
                <text:list>
                  <text:list-item>
                    <text:p text:style-name="P15"><text:span text:style-name="T4">User access control, security roles</text:span></text:p>
                  </text:list-item>
                  <text:list-item>
                    <text:p text:style-name="P15"><text:span text:style-name="T4">Three different diagram types</text:span></text:p>
                  </text:list-item>
                  <text:list-item>
                    <text:p text:style-name="P15"><text:span text:style-name="T4">Brushing</text:span></text:p>
                  </text:list-item>
                  <text:list-item>
                    <text:p text:style-name="P15"><text:span text:style-name="T4">Data filter</text:span></text:p>
                  </text:list-item>
                </text:list>
              </text:list-item>
              <text:list-item>
                <text:p text:style-name="P15"><text:span text:style-name="T4">12 Non-Functional Requirements</text:span></text:p>
              </text:list-item>
            </text:list>
          </draw:text-box>
        </draw:frame>
        <draw:frame draw:name="Datumsplatzhalter 1" presentation:style-name="pr6" draw:text-style-name="P16" draw:layer="layout" svg:width="2.899cm" svg:height="0.999cm" svg:x="1.7cm" svg:y="17.9cm" presentation:class="date-time" presentation:user-transformed="true">
          <draw:text-box>
            <text:p text:style-name="P7"><text:span text:style-name="T5"><text:date style:data-style-name="D4" text:date-value="2019-04-01">01.04.2019</text:date></text:span></text:p>
          </draw:text-box>
        </draw:frame>
        <draw:g draw:name="Gruppieren 21">
          <draw:custom-shape draw:name="Textfeld 13" draw:style-name="gr12" draw:text-style-name="P10" draw:layer="layout" svg:width="2.64cm" svg:height="0.758cm" svg:x="4.148cm" svg:y="16.756cm">
            <text:p text:style-name="P9"><text:span text:style-name="T6">Foun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4" draw:style-name="gr13" draw:text-style-name="P11" draw:layer="layout" svg:width="2.488cm" svg:height="0.758cm" svg:x="17.456cm" svg:y="16.756cm">
            <text:p text:style-name="P9"><text:span text:style-name="T6">Evalu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8" draw:style-name="gr14" draw:text-style-name="P11" draw:layer="layout" svg:width="3.064cm" svg:height="0.758cm" svg:x="8.423cm" svg:y="16.756cm">
            <text:p text:style-name="P9"><text:span text:style-name="T6">Related 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9" draw:style-name="gr15" draw:text-style-name="P10" draw:layer="layout" svg:width="3.549cm" svg:height="0.758cm" svg:x="21.564cm" svg:y="16.756cm">
            <text:p text:style-name="P9"><text:span text:style-name="T6">Summa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0" draw:style-name="gr16" draw:text-style-name="P10" draw:layer="layout" svg:width="2.654cm" svg:height="0.758cm" svg:x="0.499cm" svg:y="16.756cm">
            <text:p text:style-name="P9"><text:span text:style-name="T7">Motiv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3" draw:style-name="gr9" draw:text-style-name="P12" draw:layer="layout" svg:width="0.439cm" svg:height="0.439cm" svg:x="3.43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Eingekerbter Richtungspfeil 24" draw:style-name="gr9" draw:text-style-name="P12" draw:layer="layout" svg:width="0.439cm" svg:height="0.439cm" svg:x="7.16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Eingekerbter Richtungspfeil 25" draw:style-name="gr9" draw:text-style-name="P12" draw:layer="layout" svg:width="0.439cm" svg:height="0.439cm" svg:x="11.86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Textfeld 14" draw:style-name="gr17" draw:text-style-name="P11" draw:layer="layout" svg:width="2.323cm" svg:height="0.758cm" svg:x="13.305cm" svg:y="16.756cm">
            <text:p text:style-name="P9"><text:span text:style-name="T6">Approa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7" draw:style-name="gr9" draw:text-style-name="P12" draw:layer="layout" svg:width="0.439cm" svg:height="0.439cm" svg:x="20.333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line draw:name="Gerade Verbindung 28" draw:style-name="gr11" draw:text-style-name="P13" draw:layer="layout" svg:x1="0.07cm" svg:y1="16.629cm" svg:x2="25.27cm" svg:y2="16.634cm">
            <text:p/>
          </draw:line>
          <draw:custom-shape draw:name="Eingekerbter Richtungspfeil 29" draw:style-name="gr9" draw:text-style-name="P12" draw:layer="layout" svg:width="0.439cm" svg:height="0.439cm" svg:x="16.46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lease click on to add your Title" draw:style-name="dp1" draw:master-page-name="Titel_20_und_20_Inhalt" presentation:presentation-page-layout-name="AL2T11">
        <draw:frame draw:name="Rectangle 2" presentation:style-name="pr2" draw:text-style-name="P2" draw:layer="layout" svg:width="19.199cm" svg:height="1.56cm" svg:x="1.085cm" svg:y="0.926cm" presentation:class="title" presentation:user-transformed="true">
          <draw:text-box>
            <text:p text:style-name="P3"><text:span text:style-name="T3">The Workflow</text:span></text:p>
          </draw:text-box>
        </draw:frame>
        <draw:frame draw:name="Rectangle 3" presentation:style-name="pr3" draw:text-style-name="P4" draw:layer="layout" svg:width="23.212cm" svg:height="13.012cm" svg:x="1.089cm" svg:y="3.329cm" presentation:class="outline" presentation:user-transformed="true">
          <draw:text-box>
            <text:list text:style-name="L2">
              <text:list-item>
                <text:p text:style-name="P6"><text:span text:style-name="T4">Network traffic is recorded</text:span></text:p>
              </text:list-item>
              <text:list-item>
                <text:p text:style-name="P6"><text:span text:style-name="T4">Traffic data is analyzed (dissected)</text:span></text:p>
              </text:list-item>
              <text:list-item>
                <text:p text:style-name="P6"><text:span text:style-name="T4">Data is fed to a streaming platform (Kafka)</text:span></text:p>
              </text:list-item>
              <text:list-item>
                <text:p text:style-name="P6"><text:span text:style-name="T4">A visualization tool displays data and analysis results</text:span></text:p>
              </text:list-item>
            </text:list>
          </draw:text-box>
        </draw:frame>
        <draw:frame draw:name="Datumsplatzhalter 1" presentation:style-name="pr7" draw:text-style-name="P8" draw:layer="layout" svg:width="2.899cm" svg:height="0.999cm" svg:x="1.7cm" svg:y="17.9cm" presentation:class="date-time" presentation:user-transformed="true">
          <draw:text-box>
            <text:p text:style-name="P7"><text:span text:style-name="T5"><text:date style:data-style-name="D4" text:date-value="2019-04-01">01.04.2019</text:date></text:span></text:p>
          </draw:text-box>
        </draw:frame>
        <draw:g draw:name="Gruppieren 21">
          <draw:custom-shape draw:name="Textfeld 13" draw:style-name="gr18" draw:text-style-name="P10" draw:layer="layout" svg:width="2.64cm" svg:height="0.758cm" svg:x="4.148cm" svg:y="16.756cm">
            <text:p text:style-name="P9"><text:span text:style-name="T6">Foun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4" draw:style-name="gr19" draw:text-style-name="P11" draw:layer="layout" svg:width="2.488cm" svg:height="0.758cm" svg:x="17.456cm" svg:y="16.756cm">
            <text:p text:style-name="P9"><text:span text:style-name="T6">Evalu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8" draw:style-name="gr20" draw:text-style-name="P11" draw:layer="layout" svg:width="3.064cm" svg:height="0.758cm" svg:x="8.423cm" svg:y="16.756cm">
            <text:p text:style-name="P9"><text:span text:style-name="T6">Related 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9" draw:style-name="gr21" draw:text-style-name="P10" draw:layer="layout" svg:width="3.549cm" svg:height="0.758cm" svg:x="21.564cm" svg:y="16.756cm">
            <text:p text:style-name="P9"><text:span text:style-name="T6">Summa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0" draw:style-name="gr22" draw:text-style-name="P10" draw:layer="layout" svg:width="2.654cm" svg:height="0.758cm" svg:x="0.499cm" svg:y="16.756cm">
            <text:p text:style-name="P9"><text:span text:style-name="T7">Motiv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3" draw:style-name="gr9" draw:text-style-name="P12" draw:layer="layout" svg:width="0.439cm" svg:height="0.439cm" svg:x="3.43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Eingekerbter Richtungspfeil 24" draw:style-name="gr9" draw:text-style-name="P12" draw:layer="layout" svg:width="0.439cm" svg:height="0.439cm" svg:x="7.16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Eingekerbter Richtungspfeil 25" draw:style-name="gr9" draw:text-style-name="P12" draw:layer="layout" svg:width="0.439cm" svg:height="0.439cm" svg:x="11.86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Textfeld 14" draw:style-name="gr23" draw:text-style-name="P11" draw:layer="layout" svg:width="2.323cm" svg:height="0.758cm" svg:x="13.305cm" svg:y="16.756cm">
            <text:p text:style-name="P9"><text:span text:style-name="T6">Approa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7" draw:style-name="gr9" draw:text-style-name="P12" draw:layer="layout" svg:width="0.439cm" svg:height="0.439cm" svg:x="20.333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line draw:name="Gerade Verbindung 28" draw:style-name="gr11" draw:text-style-name="P13" draw:layer="layout" svg:x1="0.07cm" svg:y1="16.629cm" svg:x2="25.27cm" svg:y2="16.634cm">
            <text:p/>
          </draw:line>
          <draw:custom-shape draw:name="Eingekerbter Richtungspfeil 29" draw:style-name="gr9" draw:text-style-name="P12" draw:layer="layout" svg:width="0.439cm" svg:height="0.439cm" svg:x="16.46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presentation-page-layout-name="AL2T11">
        <draw:frame draw:name="Rectangle 2" presentation:style-name="pr2" draw:text-style-name="P2" draw:layer="layout" svg:width="19.199cm" svg:height="1.56cm" svg:x="1.085cm" svg:y="0.926cm" presentation:class="title" presentation:user-transformed="true">
          <draw:text-box>
            <text:p text:style-name="P3"><text:span text:style-name="T3">Architecture and Design</text:span></text:p>
          </draw:text-box>
        </draw:frame>
        <draw:frame draw:name="Rectangle 3" presentation:style-name="pr3" draw:text-style-name="P4" draw:layer="layout" svg:width="23.212cm" svg:height="13.012cm" svg:x="1.089cm" svg:y="3.329cm" presentation:class="outline" presentation:user-transformed="true">
          <draw:text-box>
            <text:list text:style-name="L2">
              <text:list-item>
                <text:p text:style-name="P6"><text:span text:style-name="T4">Client-Server Architecture</text:span></text:p>
              </text:list-item>
              <text:list-item>
                <text:p text:style-name="P6"><text:span text:style-name="T4">Back-End:</text:span></text:p>
                <text:list>
                  <text:list-item>
                    <text:p text:style-name="P15"><text:span text:style-name="T4">Mediator pattern</text:span></text:p>
                  </text:list-item>
                  <text:list-item>
                    <text:p text:style-name="P15"><text:span text:style-name="T4">Strategy pattern</text:span></text:p>
                  </text:list-item>
                </text:list>
                <text:p text:style-name="P6"><text:span text:style-name="T4"/></text:p>
              </text:list-item>
              <text:list-item>
                <text:p text:style-name="P6"><text:span text:style-name="T4">Front-End:</text:span></text:p>
                <text:list>
                  <text:list-item>
                    <text:p text:style-name="P15"><text:span text:style-name="T4">Model-View-Controller</text:span></text:p>
                  </text:list-item>
                  <text:list-item>
                    <text:p text:style-name="P15"><text:span text:style-name="T4">Observer</text:span></text:p>
                  </text:list-item>
                </text:list>
              </text:list-item>
            </text:list>
          </draw:text-box>
        </draw:frame>
        <draw:frame draw:name="Datumsplatzhalter 1" presentation:style-name="pr6" draw:text-style-name="P16" draw:layer="layout" svg:width="2.899cm" svg:height="0.999cm" svg:x="1.7cm" svg:y="17.9cm" presentation:class="date-time" presentation:user-transformed="true">
          <draw:text-box>
            <text:p text:style-name="P7"><text:span text:style-name="T5"><text:date style:data-style-name="D4" text:date-value="2019-04-01">01.04.2019</text:date></text:span></text:p>
          </draw:text-box>
        </draw:frame>
        <draw:g draw:name="Gruppieren 21">
          <draw:custom-shape draw:name="Textfeld 13" draw:style-name="gr24" draw:text-style-name="P10" draw:layer="layout" svg:width="2.64cm" svg:height="0.758cm" svg:x="4.148cm" svg:y="16.756cm">
            <text:p text:style-name="P9"><text:span text:style-name="T6">Foun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4" draw:style-name="gr25" draw:text-style-name="P11" draw:layer="layout" svg:width="2.488cm" svg:height="0.758cm" svg:x="17.456cm" svg:y="16.756cm">
            <text:p text:style-name="P9"><text:span text:style-name="T6">Evalu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8" draw:style-name="gr26" draw:text-style-name="P11" draw:layer="layout" svg:width="3.064cm" svg:height="0.758cm" svg:x="8.423cm" svg:y="16.756cm">
            <text:p text:style-name="P9"><text:span text:style-name="T6">Related 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9" draw:style-name="gr27" draw:text-style-name="P10" draw:layer="layout" svg:width="3.549cm" svg:height="0.758cm" svg:x="21.564cm" svg:y="16.756cm">
            <text:p text:style-name="P9"><text:span text:style-name="T6">Summa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0" draw:style-name="gr28" draw:text-style-name="P10" draw:layer="layout" svg:width="2.654cm" svg:height="0.758cm" svg:x="0.499cm" svg:y="16.756cm">
            <text:p text:style-name="P9"><text:span text:style-name="T7">Motiv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3" draw:style-name="gr9" draw:text-style-name="P12" draw:layer="layout" svg:width="0.439cm" svg:height="0.439cm" svg:x="3.43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Eingekerbter Richtungspfeil 24" draw:style-name="gr9" draw:text-style-name="P12" draw:layer="layout" svg:width="0.439cm" svg:height="0.439cm" svg:x="7.16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Eingekerbter Richtungspfeil 25" draw:style-name="gr9" draw:text-style-name="P12" draw:layer="layout" svg:width="0.439cm" svg:height="0.439cm" svg:x="11.86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Textfeld 14" draw:style-name="gr29" draw:text-style-name="P11" draw:layer="layout" svg:width="2.323cm" svg:height="0.758cm" svg:x="13.305cm" svg:y="16.756cm">
            <text:p text:style-name="P9"><text:span text:style-name="T6">Approa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7" draw:style-name="gr9" draw:text-style-name="P12" draw:layer="layout" svg:width="0.439cm" svg:height="0.439cm" svg:x="20.333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line draw:name="Gerade Verbindung 28" draw:style-name="gr11" draw:text-style-name="P13" draw:layer="layout" svg:x1="0.07cm" svg:y1="16.629cm" svg:x2="25.27cm" svg:y2="16.634cm">
            <text:p/>
          </draw:line>
          <draw:custom-shape draw:name="Eingekerbter Richtungspfeil 29" draw:style-name="gr9" draw:text-style-name="P12" draw:layer="layout" svg:width="0.439cm" svg:height="0.439cm" svg:x="16.46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presentation-page-layout-name="AL2T11">
        <draw:frame draw:name="Rectangle 2" presentation:style-name="pr2" draw:text-style-name="P2" draw:layer="layout" svg:width="19.199cm" svg:height="1.56cm" svg:x="1.085cm" svg:y="0.926cm" presentation:class="title" presentation:user-transformed="true">
          <draw:text-box>
            <text:p text:style-name="P3"><text:span text:style-name="T3">Back-End Design</text:span></text:p>
          </draw:text-box>
        </draw:frame>
        <draw:frame draw:name="Rectangle 3" presentation:style-name="pr3" draw:text-style-name="P4" draw:layer="layout" svg:width="23.212cm" svg:height="13.012cm" svg:x="1.089cm" svg:y="3.329cm" presentation:class="outline" presentation:user-transformed="true">
          <draw:text-box>
            <text:list text:style-name="L2">
              <text:list-item>
                <text:p text:style-name="P6"><text:span text:style-name="T4">Please click on to add your Title</text:span></text:p>
              </text:list-item>
            </text:list>
          </draw:text-box>
        </draw:frame>
        <draw:frame draw:name="Datumsplatzhalter 1" presentation:style-name="pr6" draw:text-style-name="P16" draw:layer="layout" svg:width="2.899cm" svg:height="0.999cm" svg:x="1.7cm" svg:y="17.9cm" presentation:class="date-time" presentation:user-transformed="true">
          <draw:text-box>
            <text:p text:style-name="P7"><text:span text:style-name="T5"><text:date style:data-style-name="D4" text:date-value="2019-04-01">01.04.2019</text:date></text:span></text:p>
          </draw:text-box>
        </draw:frame>
        <draw:g draw:name="Gruppieren 21">
          <draw:custom-shape draw:name="Textfeld 13" draw:style-name="gr30" draw:text-style-name="P10" draw:layer="layout" svg:width="2.64cm" svg:height="0.758cm" svg:x="4.148cm" svg:y="16.756cm">
            <text:p text:style-name="P9"><text:span text:style-name="T6">Foun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4" draw:style-name="gr31" draw:text-style-name="P11" draw:layer="layout" svg:width="2.488cm" svg:height="0.758cm" svg:x="17.456cm" svg:y="16.756cm">
            <text:p text:style-name="P9"><text:span text:style-name="T6">Evalu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8" draw:style-name="gr32" draw:text-style-name="P11" draw:layer="layout" svg:width="3.064cm" svg:height="0.758cm" svg:x="8.423cm" svg:y="16.756cm">
            <text:p text:style-name="P9"><text:span text:style-name="T6">Related 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9" draw:style-name="gr33" draw:text-style-name="P10" draw:layer="layout" svg:width="3.549cm" svg:height="0.758cm" svg:x="21.564cm" svg:y="16.756cm">
            <text:p text:style-name="P9"><text:span text:style-name="T6">Summa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0" draw:style-name="gr34" draw:text-style-name="P10" draw:layer="layout" svg:width="2.654cm" svg:height="0.758cm" svg:x="0.499cm" svg:y="16.756cm">
            <text:p text:style-name="P9"><text:span text:style-name="T7">Motiv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3" draw:style-name="gr9" draw:text-style-name="P12" draw:layer="layout" svg:width="0.439cm" svg:height="0.439cm" svg:x="3.43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Eingekerbter Richtungspfeil 24" draw:style-name="gr9" draw:text-style-name="P12" draw:layer="layout" svg:width="0.439cm" svg:height="0.439cm" svg:x="7.16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Eingekerbter Richtungspfeil 25" draw:style-name="gr9" draw:text-style-name="P12" draw:layer="layout" svg:width="0.439cm" svg:height="0.439cm" svg:x="11.86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Textfeld 14" draw:style-name="gr35" draw:text-style-name="P11" draw:layer="layout" svg:width="2.323cm" svg:height="0.758cm" svg:x="13.305cm" svg:y="16.756cm">
            <text:p text:style-name="P9"><text:span text:style-name="T6">Approa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7" draw:style-name="gr9" draw:text-style-name="P12" draw:layer="layout" svg:width="0.439cm" svg:height="0.439cm" svg:x="20.333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line draw:name="Gerade Verbindung 28" draw:style-name="gr11" draw:text-style-name="P13" draw:layer="layout" svg:x1="0.07cm" svg:y1="16.629cm" svg:x2="25.27cm" svg:y2="16.634cm">
            <text:p/>
          </draw:line>
          <draw:custom-shape draw:name="Eingekerbter Richtungspfeil 29" draw:style-name="gr9" draw:text-style-name="P12" draw:layer="layout" svg:width="0.439cm" svg:height="0.439cm" svg:x="16.46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draw:custom-shape draw:style-name="gr36" draw:text-style-name="P18" xml:id="id2" draw:id="id2" draw:layer="layout" svg:width="2.2cm" svg:height="1.8cm" svg:x="14.8cm" svg:y="10.8cm">
          <text:p text:style-name="P17"><text:span text:style-name="T8">Hub</text:span></text:p>
          <draw:enhanced-geometry svg:viewBox="0 0 21600 21600" draw:type="rectangle" draw:enhanced-path="M 0 0 L 21600 0 21600 21600 0 21600 0 0 Z N"/>
        </draw:custom-shape>
        <draw:custom-shape draw:style-name="gr37" draw:text-style-name="P18" xml:id="id7" draw:id="id7" draw:layer="layout" svg:width="4.8cm" svg:height="1.8cm" svg:x="8cm" svg:y="8cm">
          <text:p text:style-name="P17"><text:span text:style-name="T8">MongoConsumer</text:span></text:p>
          <draw:enhanced-geometry svg:viewBox="0 0 21600 21600" draw:type="rectangle" draw:enhanced-path="M 0 0 L 21600 0 21600 21600 0 21600 0 0 Z N"/>
        </draw:custom-shape>
        <draw:custom-shape draw:style-name="gr37" draw:text-style-name="P18" xml:id="id1" draw:id="id1" draw:layer="layout" svg:width="4.8cm" svg:height="1.8cm" svg:x="8cm" svg:y="10.8cm">
          <text:p text:style-name="P17"><text:span text:style-name="T8">MongoMediator</text:span></text:p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4.8cm" svg:height="1.8cm" svg:x="8cm" svg:y="5cm">
          <text:p text:style-name="P17"><text:span text:style-name="T8">Kafk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9" xml:id="id5" draw:id="id5" draw:layer="layout" svg:width="2.8cm" svg:height="1.8cm" svg:x="2.8cm" svg:y="10.8cm">
          <text:p text:style-name="P17"><text:span text:style-name="T8">Mongo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xml:id="id6" draw:id="id6" draw:layer="layout" svg:width="4.8cm" svg:height="1.8cm" svg:x="8cm" svg:y="13.8cm">
          <text:p text:style-name="P17"><text:span text:style-name="T8">DataProcessor</text:span></text:p>
          <draw:enhanced-geometry svg:viewBox="0 0 21600 21600" draw:type="rectangle" draw:enhanced-path="M 0 0 L 21600 0 21600 21600 0 21600 0 0 Z N"/>
        </draw:custom-shape>
        <draw:custom-shape draw:style-name="gr40" draw:text-style-name="P20" xml:id="id3" draw:id="id3" draw:layer="layout" svg:width="2.4cm" svg:height="1.8cm" svg:x="19.4cm" svg:y="6cm">
          <text:p text:style-name="P17"><text:span text:style-name="T8">Client</text:span></text:p>
          <draw:enhanced-geometry svg:viewBox="0 0 21600 21600" draw:type="rectangle" draw:enhanced-path="M 0 0 L 21600 0 21600 21600 0 21600 0 0 Z N"/>
        </draw:custom-shape>
        <draw:custom-shape draw:style-name="gr41" draw:text-style-name="P19" xml:id="id4" draw:id="id4" draw:layer="layout" svg:width="3.2cm" svg:height="1.8cm" svg:x="19cm" svg:y="10.8cm">
          <text:p text:style-name="P17"><text:span text:style-name="T8">Tomc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17" draw:layer="layout" svg:x1="12.8cm" svg:y1="11.7cm" svg:x2="14.8cm" svg:y2="11.7cm" draw:start-shape="id1" draw:start-glue-point="1" draw:end-shape="id2" draw:end-glue-point="3" svg:d="M12800 11700h2000" svg:viewBox="0 0 2001 1">
          <text:p/>
        </draw:connector>
        <draw:connector draw:style-name="gr43" draw:text-style-name="P21" draw:layer="layout" draw:type="line" svg:x1="20.6cm" svg:y1="7.8cm" svg:x2="20.6cm" svg:y2="10.8cm" draw:start-shape="id3" draw:start-glue-point="2" draw:end-shape="id4" draw:end-glue-point="0" svg:d="M20600 7800v3000" svg:viewBox="0 0 1 3001">
          <text:p/>
        </draw:connector>
        <draw:connector draw:style-name="gr43" draw:text-style-name="P21" draw:layer="layout" draw:type="line" svg:x1="8cm" svg:y1="11.7cm" svg:x2="5.6cm" svg:y2="11.7cm" draw:start-shape="id1" draw:start-glue-point="3" draw:end-shape="id5" draw:end-glue-point="1" svg:d="M8000 11700h-2400" svg:viewBox="0 0 2401 1">
          <text:p/>
        </draw:connector>
        <draw:connector draw:style-name="gr42" draw:text-style-name="P17" draw:layer="layout" svg:x1="10.4cm" svg:y1="12.6cm" svg:x2="10.4cm" svg:y2="13.8cm" draw:start-shape="id1" draw:start-glue-point="2" draw:end-shape="id6" draw:end-glue-point="0" svg:d="M10400 12600v1200" svg:viewBox="0 0 1 1201">
          <text:p/>
        </draw:connector>
        <draw:connector draw:style-name="gr42" draw:text-style-name="P17" draw:layer="layout" svg:x1="10.4cm" svg:y1="9.8cm" svg:x2="10.4cm" svg:y2="10.8cm" draw:start-shape="id7" draw:start-glue-point="2" draw:end-shape="id1" draw:end-glue-point="0" svg:d="M10400 9800v1000" svg:viewBox="0 0 1 1001">
          <text:p/>
        </draw:connector>
        <draw:connector draw:style-name="gr42" draw:text-style-name="P17" draw:layer="layout" svg:x1="17cm" svg:y1="11.7cm" svg:x2="19cm" svg:y2="11.7cm" draw:start-shape="id2" draw:start-glue-point="1" draw:end-shape="id4" draw:end-glue-point="3" svg:d="M17000 11700h2000" svg:viewBox="0 0 2001 1">
          <text:p/>
        </draw:connector>
        <draw:custom-shape draw:style-name="gr44" draw:text-style-name="P22" draw:layer="layout" svg:width="4.2cm" svg:height="2cm" svg:x="3cm" svg:y="5cm">
          <text:p text:style-name="P17"><text:span text:style-name="T9">Network</text:span><text:span text:style-name="T9"><text:line-break/></text:span><text:span text:style-name="T9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21" draw:layer="layout" svg:x1="7.2cm" svg:y1="6cm" svg:x2="8cm" svg:y2="6cm">
          <text:p/>
        </draw:line>
        <draw:line draw:style-name="gr45" draw:text-style-name="P21" draw:layer="layout" svg:x1="10.4cm" svg:y1="6.8cm" svg:x2="10.4cm" svg:y2="8cm">
          <text:p/>
        </draw:lin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el_20_und_20_Inhalt" presentation:presentation-page-layout-name="AL2T11">
        <draw:frame draw:name="Rectangle 2" presentation:style-name="pr2" draw:text-style-name="P2" draw:layer="layout" svg:width="19.199cm" svg:height="1.56cm" svg:x="1.085cm" svg:y="0.926cm" presentation:class="title" presentation:user-transformed="true">
          <draw:text-box>
            <text:p text:style-name="P3"><text:span text:style-name="T3">Back-End Components</text:span></text:p>
          </draw:text-box>
        </draw:frame>
        <draw:frame draw:name="Rectangle 3" presentation:style-name="pr3" draw:text-style-name="P4" draw:layer="layout" svg:width="23.212cm" svg:height="13.012cm" svg:x="1.089cm" svg:y="3.329cm" presentation:class="outline" presentation:user-transformed="true">
          <draw:text-box>
            <text:list text:style-name="L2">
              <text:list-item>
                <text:p text:style-name="P6"><text:span text:style-name="T4">Written in Java and using open source components</text:span></text:p>
              </text:list-item>
              <text:list-item>
                <text:p text:style-name="P6"><text:span text:style-name="T4">Kafka streaming server</text:span></text:p>
              </text:list-item>
              <text:list-item>
                <text:p text:style-name="P6"><text:span text:style-name="T4">MongoDB for both archived and</text:span></text:p>
              </text:list-item>
              <text:list-item>
                <text:p text:style-name="P6"><text:span text:style-name="T4">real-time data</text:span></text:p>
              </text:list-item>
              <text:list-item>
                <text:p text:style-name="P6"><text:span text:style-name="T4">Consumer moves data to MongoDB</text:span></text:p>
              </text:list-item>
              <text:list-item>
                <text:p text:style-name="P6"><text:span text:style-name="T4">Network hub realized as servlet running in Apache Tomcat</text:span></text:p>
              </text:list-item>
              <text:list-item>
                <text:p text:style-name="P6"><text:span text:style-name="T4">A Mediator component for the database accesses</text:span></text:p>
              </text:list-item>
            </text:list>
          </draw:text-box>
        </draw:frame>
        <draw:frame draw:name="Datumsplatzhalter 1" presentation:style-name="pr6" draw:text-style-name="P16" draw:layer="layout" svg:width="2.899cm" svg:height="0.999cm" svg:x="1.7cm" svg:y="17.9cm" presentation:class="date-time" presentation:user-transformed="true">
          <draw:text-box>
            <text:p text:style-name="P7"><text:span text:style-name="T5"><text:date style:data-style-name="D4" text:date-value="2019-04-01">01.04.2019</text:date></text:span></text:p>
          </draw:text-box>
        </draw:frame>
        <draw:g draw:name="Gruppieren 21">
          <draw:custom-shape draw:name="Textfeld 13" draw:style-name="gr46" draw:text-style-name="P10" draw:layer="layout" svg:width="2.64cm" svg:height="0.758cm" svg:x="4.148cm" svg:y="16.756cm">
            <text:p text:style-name="P9"><text:span text:style-name="T6">Foun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4" draw:style-name="gr47" draw:text-style-name="P11" draw:layer="layout" svg:width="2.488cm" svg:height="0.758cm" svg:x="17.456cm" svg:y="16.756cm">
            <text:p text:style-name="P9"><text:span text:style-name="T6">Evalu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8" draw:style-name="gr48" draw:text-style-name="P11" draw:layer="layout" svg:width="3.064cm" svg:height="0.758cm" svg:x="8.423cm" svg:y="16.756cm">
            <text:p text:style-name="P9"><text:span text:style-name="T6">Related 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9" draw:style-name="gr49" draw:text-style-name="P10" draw:layer="layout" svg:width="3.549cm" svg:height="0.758cm" svg:x="21.564cm" svg:y="16.756cm">
            <text:p text:style-name="P9"><text:span text:style-name="T6">Summa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0" draw:style-name="gr50" draw:text-style-name="P10" draw:layer="layout" svg:width="2.654cm" svg:height="0.758cm" svg:x="0.499cm" svg:y="16.756cm">
            <text:p text:style-name="P9"><text:span text:style-name="T7">Motiv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3" draw:style-name="gr9" draw:text-style-name="P12" draw:layer="layout" svg:width="0.439cm" svg:height="0.439cm" svg:x="3.43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Eingekerbter Richtungspfeil 24" draw:style-name="gr9" draw:text-style-name="P12" draw:layer="layout" svg:width="0.439cm" svg:height="0.439cm" svg:x="7.16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Eingekerbter Richtungspfeil 25" draw:style-name="gr9" draw:text-style-name="P12" draw:layer="layout" svg:width="0.439cm" svg:height="0.439cm" svg:x="11.86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Textfeld 14" draw:style-name="gr51" draw:text-style-name="P11" draw:layer="layout" svg:width="2.323cm" svg:height="0.758cm" svg:x="13.305cm" svg:y="16.756cm">
            <text:p text:style-name="P9"><text:span text:style-name="T6">Approa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7" draw:style-name="gr9" draw:text-style-name="P12" draw:layer="layout" svg:width="0.439cm" svg:height="0.439cm" svg:x="20.333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line draw:name="Gerade Verbindung 28" draw:style-name="gr11" draw:text-style-name="P13" draw:layer="layout" svg:x1="0.07cm" svg:y1="16.629cm" svg:x2="25.27cm" svg:y2="16.634cm">
            <text:p/>
          </draw:line>
          <draw:custom-shape draw:name="Eingekerbter Richtungspfeil 29" draw:style-name="gr9" draw:text-style-name="P12" draw:layer="layout" svg:width="0.439cm" svg:height="0.439cm" svg:x="16.46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presentation-page-layout-name="AL2T11">
        <draw:frame draw:name="Rectangle 2" presentation:style-name="pr2" draw:text-style-name="P2" draw:layer="layout" svg:width="19.199cm" svg:height="1.56cm" svg:x="1.085cm" svg:y="0.926cm" presentation:class="title" presentation:user-transformed="true">
          <draw:text-box>
            <text:p text:style-name="P3"><text:span text:style-name="T3">Front-End Design</text:span></text:p>
          </draw:text-box>
        </draw:frame>
        <draw:frame draw:name="Rectangle 3" presentation:style-name="pr3" draw:text-style-name="P4" draw:layer="layout" svg:width="23.212cm" svg:height="13.012cm" svg:x="1.089cm" svg:y="3.329cm" presentation:class="outline" presentation:user-transformed="true">
          <draw:text-box>
            <text:list text:style-name="L2">
              <text:list-item>
                <text:p text:style-name="P6"><text:span text:style-name="T4">Written in Java and using open source components</text:span></text:p>
              </text:list-item>
              <text:list-item>
                <text:p text:style-name="P6"><text:span text:style-name="T4">Kafka streaming server</text:span></text:p>
              </text:list-item>
              <text:list-item>
                <text:p text:style-name="P6"><text:span text:style-name="T4">MongoDB for both archived and</text:span></text:p>
              </text:list-item>
              <text:list-item>
                <text:p text:style-name="P6"><text:span text:style-name="T4">real-time data</text:span></text:p>
              </text:list-item>
              <text:list-item>
                <text:p text:style-name="P6"><text:span text:style-name="T4">Consumer moves data to MongoDB</text:span></text:p>
              </text:list-item>
              <text:list-item>
                <text:p text:style-name="P6"><text:span text:style-name="T4">Network hub realized as servlet running in Apache Tomcat</text:span></text:p>
              </text:list-item>
              <text:list-item>
                <text:p text:style-name="P6"><text:span text:style-name="T4">A Mediator component for the database accesses</text:span></text:p>
              </text:list-item>
            </text:list>
          </draw:text-box>
        </draw:frame>
        <draw:frame draw:name="Datumsplatzhalter 1" presentation:style-name="pr6" draw:text-style-name="P16" draw:layer="layout" svg:width="2.899cm" svg:height="0.999cm" svg:x="1.7cm" svg:y="17.9cm" presentation:class="date-time" presentation:user-transformed="true">
          <draw:text-box>
            <text:p text:style-name="P7"><text:span text:style-name="T5"><text:date style:data-style-name="D4" text:date-value="2019-04-01">01.04.2019</text:date></text:span></text:p>
          </draw:text-box>
        </draw:frame>
        <draw:g draw:name="Gruppieren 21">
          <draw:custom-shape draw:name="Textfeld 13" draw:style-name="gr52" draw:text-style-name="P10" draw:layer="layout" svg:width="2.64cm" svg:height="0.758cm" svg:x="4.148cm" svg:y="16.756cm">
            <text:p text:style-name="P9"><text:span text:style-name="T6">Foun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4" draw:style-name="gr53" draw:text-style-name="P11" draw:layer="layout" svg:width="2.488cm" svg:height="0.758cm" svg:x="17.456cm" svg:y="16.756cm">
            <text:p text:style-name="P9"><text:span text:style-name="T6">Evalu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8" draw:style-name="gr54" draw:text-style-name="P11" draw:layer="layout" svg:width="3.064cm" svg:height="0.758cm" svg:x="8.423cm" svg:y="16.756cm">
            <text:p text:style-name="P9"><text:span text:style-name="T6">Related 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9" draw:style-name="gr55" draw:text-style-name="P10" draw:layer="layout" svg:width="3.549cm" svg:height="0.758cm" svg:x="21.564cm" svg:y="16.756cm">
            <text:p text:style-name="P9"><text:span text:style-name="T6">Summa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0" draw:style-name="gr56" draw:text-style-name="P10" draw:layer="layout" svg:width="2.654cm" svg:height="0.758cm" svg:x="0.499cm" svg:y="16.756cm">
            <text:p text:style-name="P9"><text:span text:style-name="T7">Motiv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3" draw:style-name="gr9" draw:text-style-name="P12" draw:layer="layout" svg:width="0.439cm" svg:height="0.439cm" svg:x="3.43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Eingekerbter Richtungspfeil 24" draw:style-name="gr9" draw:text-style-name="P12" draw:layer="layout" svg:width="0.439cm" svg:height="0.439cm" svg:x="7.16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Eingekerbter Richtungspfeil 25" draw:style-name="gr9" draw:text-style-name="P12" draw:layer="layout" svg:width="0.439cm" svg:height="0.439cm" svg:x="11.86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Textfeld 14" draw:style-name="gr57" draw:text-style-name="P11" draw:layer="layout" svg:width="2.323cm" svg:height="0.758cm" svg:x="13.305cm" svg:y="16.756cm">
            <text:p text:style-name="P9"><text:span text:style-name="T6">Approa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7" draw:style-name="gr9" draw:text-style-name="P12" draw:layer="layout" svg:width="0.439cm" svg:height="0.439cm" svg:x="20.333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line draw:name="Gerade Verbindung 28" draw:style-name="gr11" draw:text-style-name="P13" draw:layer="layout" svg:x1="0.07cm" svg:y1="16.629cm" svg:x2="25.27cm" svg:y2="16.634cm">
            <text:p/>
          </draw:line>
          <draw:custom-shape draw:name="Eingekerbter Richtungspfeil 29" draw:style-name="gr9" draw:text-style-name="P12" draw:layer="layout" svg:width="0.439cm" svg:height="0.439cm" svg:x="16.46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presentation-page-layout-name="AL2T11">
        <draw:frame draw:name="Rectangle 2" presentation:style-name="pr2" draw:text-style-name="P2" draw:layer="layout" svg:width="19.199cm" svg:height="1.56cm" svg:x="1.085cm" svg:y="0.926cm" presentation:class="title" presentation:user-transformed="true">
          <draw:text-box>
            <text:p text:style-name="P3"><text:span text:style-name="T3">Front-End Components</text:span></text:p>
          </draw:text-box>
        </draw:frame>
        <draw:frame draw:name="Rectangle 3" presentation:style-name="pr3" draw:text-style-name="P4" draw:layer="layout" svg:width="23.212cm" svg:height="13.012cm" svg:x="1.089cm" svg:y="3.329cm" presentation:class="outline" presentation:user-transformed="true">
          <draw:text-box>
            <text:list text:style-name="L2">
              <text:list-item>
                <text:p text:style-name="P6"><text:span text:style-name="T4">Written in Javascript</text:span></text:p>
              </text:list-item>
              <text:list-item>
                <text:p text:style-name="P6"><text:span text:style-name="T4">Additional third party components (open source):</text:span></text:p>
                <text:list>
                  <text:list-item>
                    <text:p text:style-name="P15"><text:span text:style-name="T4">React library</text:span></text:p>
                  </text:list-item>
                  <text:list-item>
                    <text:p text:style-name="P15"><text:span text:style-name="T4">D3 graphics library</text:span></text:p>
                  </text:list-item>
                  <text:list-item>
                    <text:p text:style-name="P15"><text:span text:style-name="T4">nivo diagram components</text:span></text:p>
                  </text:list-item>
                  <text:list-item>
                    <text:p text:style-name="P15"><text:span text:style-name="T4">MobX state management</text:span></text:p>
                  </text:list-item>
                </text:list>
              </text:list-item>
            </text:list>
          </draw:text-box>
        </draw:frame>
        <draw:frame draw:name="Datumsplatzhalter 1" presentation:style-name="pr6" draw:text-style-name="P16" draw:layer="layout" svg:width="2.899cm" svg:height="0.999cm" svg:x="1.7cm" svg:y="17.9cm" presentation:class="date-time" presentation:user-transformed="true">
          <draw:text-box>
            <text:p text:style-name="P7"><text:span text:style-name="T5"><text:date style:data-style-name="D4" text:date-value="2019-04-01">01.04.2019</text:date></text:span></text:p>
          </draw:text-box>
        </draw:frame>
        <draw:g draw:name="Gruppieren 21">
          <draw:custom-shape draw:name="Textfeld 13" draw:style-name="gr58" draw:text-style-name="P10" draw:layer="layout" svg:width="2.64cm" svg:height="0.758cm" svg:x="4.148cm" svg:y="16.756cm">
            <text:p text:style-name="P9"><text:span text:style-name="T6">Foun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4" draw:style-name="gr59" draw:text-style-name="P11" draw:layer="layout" svg:width="2.488cm" svg:height="0.758cm" svg:x="17.456cm" svg:y="16.756cm">
            <text:p text:style-name="P9"><text:span text:style-name="T6">Evalu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8" draw:style-name="gr60" draw:text-style-name="P11" draw:layer="layout" svg:width="3.064cm" svg:height="0.758cm" svg:x="8.423cm" svg:y="16.756cm">
            <text:p text:style-name="P9"><text:span text:style-name="T6">Related 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9" draw:style-name="gr61" draw:text-style-name="P10" draw:layer="layout" svg:width="3.549cm" svg:height="0.758cm" svg:x="21.564cm" svg:y="16.756cm">
            <text:p text:style-name="P9"><text:span text:style-name="T6">Summa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0" draw:style-name="gr62" draw:text-style-name="P10" draw:layer="layout" svg:width="2.654cm" svg:height="0.758cm" svg:x="0.499cm" svg:y="16.756cm">
            <text:p text:style-name="P9"><text:span text:style-name="T7">Motiv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3" draw:style-name="gr9" draw:text-style-name="P12" draw:layer="layout" svg:width="0.439cm" svg:height="0.439cm" svg:x="3.43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Eingekerbter Richtungspfeil 24" draw:style-name="gr9" draw:text-style-name="P12" draw:layer="layout" svg:width="0.439cm" svg:height="0.439cm" svg:x="7.16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Eingekerbter Richtungspfeil 25" draw:style-name="gr9" draw:text-style-name="P12" draw:layer="layout" svg:width="0.439cm" svg:height="0.439cm" svg:x="11.86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Textfeld 14" draw:style-name="gr63" draw:text-style-name="P11" draw:layer="layout" svg:width="2.323cm" svg:height="0.758cm" svg:x="13.305cm" svg:y="16.756cm">
            <text:p text:style-name="P9"><text:span text:style-name="T6">Approa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7" draw:style-name="gr9" draw:text-style-name="P12" draw:layer="layout" svg:width="0.439cm" svg:height="0.439cm" svg:x="20.333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line draw:name="Gerade Verbindung 28" draw:style-name="gr11" draw:text-style-name="P13" draw:layer="layout" svg:x1="0.07cm" svg:y1="16.629cm" svg:x2="25.27cm" svg:y2="16.634cm">
            <text:p/>
          </draw:line>
          <draw:custom-shape draw:name="Eingekerbter Richtungspfeil 29" draw:style-name="gr9" draw:text-style-name="P12" draw:layer="layout" svg:width="0.439cm" svg:height="0.439cm" svg:x="16.46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el_20_und_20_Inhalt" presentation:presentation-page-layout-name="AL2T11">
        <draw:frame draw:name="Rectangle 2" presentation:style-name="pr2" draw:text-style-name="P2" draw:layer="layout" svg:width="19.199cm" svg:height="1.56cm" svg:x="1.085cm" svg:y="0.926cm" presentation:class="title" presentation:user-transformed="true">
          <draw:text-box>
            <text:p text:style-name="P3"><text:span text:style-name="T3">Implementation</text:span></text:p>
          </draw:text-box>
        </draw:frame>
        <draw:frame draw:name="Rectangle 3" presentation:style-name="pr3" draw:text-style-name="P4" draw:layer="layout" svg:width="7.711cm" svg:height="13.012cm" svg:x="1.089cm" svg:y="3.329cm" presentation:class="outline" presentation:user-transformed="true">
          <draw:text-box>
            <text:list text:style-name="L2">
              <text:list-item>
                <text:p text:style-name="P6"><text:span text:style-name="T4">User access control</text:span></text:p>
              </text:list-item>
              <text:list-item>
                <text:p text:style-name="P6"><text:span text:style-name="T4">Data source selection</text:span></text:p>
              </text:list-item>
              <text:list-item>
                <text:p text:style-name="P6"><text:span text:style-name="T4"/></text:p>
              </text:list-item>
            </text:list>
          </draw:text-box>
        </draw:frame>
        <draw:frame draw:name="Datumsplatzhalter 1" presentation:style-name="pr6" draw:text-style-name="P16" draw:layer="layout" svg:width="2.899cm" svg:height="0.999cm" svg:x="1.7cm" svg:y="17.9cm" presentation:class="date-time" presentation:user-transformed="true">
          <draw:text-box>
            <text:p text:style-name="P7"><text:span text:style-name="T5"><text:date style:data-style-name="D4" text:date-value="2019-04-01">01.04.2019</text:date></text:span></text:p>
          </draw:text-box>
        </draw:frame>
        <draw:g draw:name="Gruppieren 21">
          <draw:custom-shape draw:name="Textfeld 13" draw:style-name="gr64" draw:text-style-name="P10" draw:layer="layout" svg:width="2.64cm" svg:height="0.758cm" svg:x="4.148cm" svg:y="16.756cm">
            <text:p text:style-name="P9"><text:span text:style-name="T6">Foun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4" draw:style-name="gr65" draw:text-style-name="P11" draw:layer="layout" svg:width="2.488cm" svg:height="0.758cm" svg:x="17.456cm" svg:y="16.756cm">
            <text:p text:style-name="P9"><text:span text:style-name="T6">Evalu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8" draw:style-name="gr66" draw:text-style-name="P11" draw:layer="layout" svg:width="3.064cm" svg:height="0.758cm" svg:x="8.423cm" svg:y="16.756cm">
            <text:p text:style-name="P9"><text:span text:style-name="T6">Related 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9" draw:style-name="gr67" draw:text-style-name="P10" draw:layer="layout" svg:width="3.549cm" svg:height="0.758cm" svg:x="21.564cm" svg:y="16.756cm">
            <text:p text:style-name="P9"><text:span text:style-name="T6">Summa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0" draw:style-name="gr68" draw:text-style-name="P10" draw:layer="layout" svg:width="2.654cm" svg:height="0.758cm" svg:x="0.499cm" svg:y="16.756cm">
            <text:p text:style-name="P9"><text:span text:style-name="T7">Motiv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3" draw:style-name="gr9" draw:text-style-name="P12" draw:layer="layout" svg:width="0.439cm" svg:height="0.439cm" svg:x="3.43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Eingekerbter Richtungspfeil 24" draw:style-name="gr9" draw:text-style-name="P12" draw:layer="layout" svg:width="0.439cm" svg:height="0.439cm" svg:x="7.16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Eingekerbter Richtungspfeil 25" draw:style-name="gr9" draw:text-style-name="P12" draw:layer="layout" svg:width="0.439cm" svg:height="0.439cm" svg:x="11.86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Textfeld 14" draw:style-name="gr69" draw:text-style-name="P11" draw:layer="layout" svg:width="2.323cm" svg:height="0.758cm" svg:x="13.305cm" svg:y="16.756cm">
            <text:p text:style-name="P9"><text:span text:style-name="T6">Approa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7" draw:style-name="gr9" draw:text-style-name="P12" draw:layer="layout" svg:width="0.439cm" svg:height="0.439cm" svg:x="20.333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line draw:name="Gerade Verbindung 28" draw:style-name="gr11" draw:text-style-name="P13" draw:layer="layout" svg:x1="0.07cm" svg:y1="16.629cm" svg:x2="25.27cm" svg:y2="16.634cm">
            <text:p/>
          </draw:line>
          <draw:custom-shape draw:name="Eingekerbter Richtungspfeil 29" draw:style-name="gr9" draw:text-style-name="P12" draw:layer="layout" svg:width="0.439cm" svg:height="0.439cm" svg:x="16.46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draw:frame draw:name="Rectangle 3" presentation:style-name="pr8" draw:text-style-name="P23" draw:layer="layout" svg:width="7.711cm" svg:height="13.012cm" svg:x="12.089cm" svg:y="3.2cm" presentation:class="outline" presentation:user-transformed="true">
          <draw:text-box>
            <text:list text:style-name="L2">
              <text:list-item>
                <text:p text:style-name="P6"><text:span text:style-name="T4">Selection</text:span></text:p>
              </text:list-item>
              <text:list-item>
                <text:p text:style-name="P6"><text:span text:style-name="T4">xxx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el_20_und_20_Inhalt" presentation:presentation-page-layout-name="AL2T11">
        <draw:frame draw:name="Rectangle 2" presentation:style-name="pr2" draw:text-style-name="P2" draw:layer="layout" svg:width="19.199cm" svg:height="1.56cm" svg:x="1.085cm" svg:y="0.926cm" presentation:class="title" presentation:user-transformed="true">
          <draw:text-box>
            <text:p text:style-name="P3"><text:span text:style-name="T3">Implementation</text:span></text:p>
          </draw:text-box>
        </draw:frame>
        <draw:frame draw:name="Rectangle 3" presentation:style-name="pr3" draw:text-style-name="P4" draw:layer="layout" svg:width="23.212cm" svg:height="13.012cm" svg:x="1.089cm" svg:y="3.329cm" presentation:class="outline" presentation:user-transformed="true">
          <draw:text-box>
            <text:list text:style-name="L2">
              <text:list-item>
                <text:p text:style-name="P6"><text:span text:style-name="T4">Please click on to add your Title</text:span></text:p>
              </text:list-item>
            </text:list>
          </draw:text-box>
        </draw:frame>
        <draw:frame draw:name="Datumsplatzhalter 1" presentation:style-name="pr6" draw:text-style-name="P16" draw:layer="layout" svg:width="2.899cm" svg:height="0.999cm" svg:x="1.7cm" svg:y="17.9cm" presentation:class="date-time" presentation:user-transformed="true">
          <draw:text-box>
            <text:p text:style-name="P7"><text:span text:style-name="T5"><text:date style:data-style-name="D4" text:date-value="2019-04-01">01.04.2019</text:date></text:span></text:p>
          </draw:text-box>
        </draw:frame>
        <draw:g draw:name="Gruppieren 21">
          <draw:custom-shape draw:name="Textfeld 13" draw:style-name="gr70" draw:text-style-name="P10" draw:layer="layout" svg:width="2.64cm" svg:height="0.758cm" svg:x="4.148cm" svg:y="16.756cm">
            <text:p text:style-name="P9"><text:span text:style-name="T6">Foun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4" draw:style-name="gr71" draw:text-style-name="P11" draw:layer="layout" svg:width="2.488cm" svg:height="0.758cm" svg:x="17.456cm" svg:y="16.756cm">
            <text:p text:style-name="P9"><text:span text:style-name="T6">Evalu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8" draw:style-name="gr72" draw:text-style-name="P11" draw:layer="layout" svg:width="3.064cm" svg:height="0.758cm" svg:x="8.423cm" svg:y="16.756cm">
            <text:p text:style-name="P9"><text:span text:style-name="T6">Related 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9" draw:style-name="gr73" draw:text-style-name="P10" draw:layer="layout" svg:width="3.549cm" svg:height="0.758cm" svg:x="21.564cm" svg:y="16.756cm">
            <text:p text:style-name="P9"><text:span text:style-name="T6">Summa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0" draw:style-name="gr74" draw:text-style-name="P10" draw:layer="layout" svg:width="2.654cm" svg:height="0.758cm" svg:x="0.499cm" svg:y="16.756cm">
            <text:p text:style-name="P9"><text:span text:style-name="T7">Motiv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3" draw:style-name="gr9" draw:text-style-name="P12" draw:layer="layout" svg:width="0.439cm" svg:height="0.439cm" svg:x="3.43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Eingekerbter Richtungspfeil 24" draw:style-name="gr9" draw:text-style-name="P12" draw:layer="layout" svg:width="0.439cm" svg:height="0.439cm" svg:x="7.16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Eingekerbter Richtungspfeil 25" draw:style-name="gr9" draw:text-style-name="P12" draw:layer="layout" svg:width="0.439cm" svg:height="0.439cm" svg:x="11.86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Textfeld 14" draw:style-name="gr75" draw:text-style-name="P11" draw:layer="layout" svg:width="2.323cm" svg:height="0.758cm" svg:x="13.305cm" svg:y="16.756cm">
            <text:p text:style-name="P9"><text:span text:style-name="T6">Approa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7" draw:style-name="gr9" draw:text-style-name="P12" draw:layer="layout" svg:width="0.439cm" svg:height="0.439cm" svg:x="20.333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line draw:name="Gerade Verbindung 28" draw:style-name="gr11" draw:text-style-name="P13" draw:layer="layout" svg:x1="0.07cm" svg:y1="16.629cm" svg:x2="25.27cm" svg:y2="16.634cm">
            <text:p/>
          </draw:line>
          <draw:custom-shape draw:name="Eingekerbter Richtungspfeil 29" draw:style-name="gr9" draw:text-style-name="P12" draw:layer="layout" svg:width="0.439cm" svg:height="0.439cm" svg:x="16.46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draw:frame draw:style-name="standard" draw:layer="layout" svg:width="14.098cm" svg:height="11.998cm" svg:x="5.65cm" svg:y="3.5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one</text:p>
              </table:table-cell>
              <table:table-cell>
                <text:p>two</text:p>
              </table:table-cell>
            </table:table-row>
            <table:table-row table:style-name="ro1" table:default-cell-style-name="gray2">
              <table:table-cell>
                <text:p>three</text:p>
              </table:table-cell>
              <table:table-cell>
                <text:p>four</text:p>
              </table:table-cell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2" table:default-cell-style-name="gray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el_20_und_20_Inhalt" presentation:presentation-page-layout-name="AL2T11">
        <draw:frame draw:name="Rectangle 2" presentation:style-name="pr2" draw:text-style-name="P2" draw:layer="layout" svg:width="19.199cm" svg:height="1.56cm" svg:x="1.085cm" svg:y="0.926cm" presentation:class="title" presentation:user-transformed="true">
          <draw:text-box>
            <text:p text:style-name="P3"><text:span text:style-name="T3">Unexpected Difficulties and Challenges</text:span></text:p>
          </draw:text-box>
        </draw:frame>
        <draw:frame draw:name="Rectangle 3" presentation:style-name="pr3" draw:text-style-name="P4" draw:layer="layout" svg:width="23.212cm" svg:height="13.012cm" svg:x="1.089cm" svg:y="3.329cm" presentation:class="outline" presentation:user-transformed="true">
          <draw:text-box>
            <text:list text:style-name="L2">
              <text:list-item>
                <text:p text:style-name="P6"><text:span text:style-name="T4">Javascript and its libraries are more functional oriented than OO </text:span></text:p>
              </text:list-item>
              <text:list-item>
                <text:p text:style-name="P6"><text:span text:style-name="T4">Complexity of D3</text:span></text:p>
              </text:list-item>
              <text:list-item>
                <text:p text:style-name="P6"><text:span text:style-name="T4">Nivo components have inconsistent features</text:span></text:p>
              </text:list-item>
              <text:list-item>
                <text:p text:style-name="P6"><text:span text:style-name="T4">MongoDB idiosyncracies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Only four team members</text:span></text:p>
              </text:list-item>
              <text:list-item>
                <text:p text:style-name="P6"><text:span text:style-name="T4">Larger Scope than expected</text:span></text:p>
              </text:list-item>
              <text:list-item>
                <text:p text:style-name="P6"><text:span text:style-name="T4">Many different technologies</text:span></text:p>
              </text:list-item>
              <text:list-item>
                <text:p text:style-name="P6"><text:span text:style-name="T4"/></text:p>
              </text:list-item>
            </text:list>
          </draw:text-box>
        </draw:frame>
        <draw:frame draw:name="Datumsplatzhalter 1" presentation:style-name="pr6" draw:text-style-name="P8" draw:layer="layout" svg:width="2.899cm" svg:height="0.999cm" svg:x="1.7cm" svg:y="17.9cm" presentation:class="date-time" presentation:user-transformed="true">
          <draw:text-box>
            <text:p text:style-name="P7"><text:span text:style-name="T5"><text:date style:data-style-name="D4" text:date-value="2019-04-01">01.04.2019</text:date></text:span></text:p>
          </draw:text-box>
        </draw:frame>
        <draw:g draw:name="Gruppieren 21">
          <draw:custom-shape draw:name="Textfeld 13" draw:style-name="gr76" draw:text-style-name="P10" draw:layer="layout" svg:width="2.64cm" svg:height="0.758cm" svg:x="4.148cm" svg:y="16.756cm">
            <text:p text:style-name="P9"><text:span text:style-name="T6">Foun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4" draw:style-name="gr77" draw:text-style-name="P11" draw:layer="layout" svg:width="2.488cm" svg:height="0.758cm" svg:x="17.456cm" svg:y="16.756cm">
            <text:p text:style-name="P9"><text:span text:style-name="T6">Evalu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8" draw:style-name="gr78" draw:text-style-name="P11" draw:layer="layout" svg:width="3.064cm" svg:height="0.758cm" svg:x="8.423cm" svg:y="16.756cm">
            <text:p text:style-name="P9"><text:span text:style-name="T6">Related 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9" draw:style-name="gr79" draw:text-style-name="P10" draw:layer="layout" svg:width="3.549cm" svg:height="0.758cm" svg:x="21.564cm" svg:y="16.756cm">
            <text:p text:style-name="P9"><text:span text:style-name="T6">Summa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0" draw:style-name="gr80" draw:text-style-name="P10" draw:layer="layout" svg:width="2.654cm" svg:height="0.758cm" svg:x="0.499cm" svg:y="16.756cm">
            <text:p text:style-name="P9"><text:span text:style-name="T7">Motiv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3" draw:style-name="gr9" draw:text-style-name="P12" draw:layer="layout" svg:width="0.439cm" svg:height="0.439cm" svg:x="3.43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Eingekerbter Richtungspfeil 24" draw:style-name="gr9" draw:text-style-name="P12" draw:layer="layout" svg:width="0.439cm" svg:height="0.439cm" svg:x="7.16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Eingekerbter Richtungspfeil 25" draw:style-name="gr9" draw:text-style-name="P12" draw:layer="layout" svg:width="0.439cm" svg:height="0.439cm" svg:x="11.86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Textfeld 14" draw:style-name="gr81" draw:text-style-name="P11" draw:layer="layout" svg:width="2.323cm" svg:height="0.758cm" svg:x="13.305cm" svg:y="16.756cm">
            <text:p text:style-name="P9"><text:span text:style-name="T6">Approa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7" draw:style-name="gr9" draw:text-style-name="P12" draw:layer="layout" svg:width="0.439cm" svg:height="0.439cm" svg:x="20.333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line draw:name="Gerade Verbindung 28" draw:style-name="gr11" draw:text-style-name="P13" draw:layer="layout" svg:x1="0.07cm" svg:y1="16.629cm" svg:x2="25.27cm" svg:y2="16.634cm">
            <text:p/>
          </draw:line>
          <draw:custom-shape draw:name="Eingekerbter Richtungspfeil 29" draw:style-name="gr9" draw:text-style-name="P12" draw:layer="layout" svg:width="0.439cm" svg:height="0.439cm" svg:x="16.46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el_20_und_20_Inhalt" presentation:presentation-page-layout-name="AL2T11">
        <draw:frame draw:name="Rectangle 2" presentation:style-name="pr2" draw:text-style-name="P2" draw:layer="layout" svg:width="19.199cm" svg:height="1.56cm" svg:x="1.085cm" svg:y="0.926cm" presentation:class="title" presentation:user-transformed="true">
          <draw:text-box>
            <text:p text:style-name="P3"><text:span text:style-name="T3">Development Tools Used</text:span></text:p>
          </draw:text-box>
        </draw:frame>
        <draw:frame draw:name="Rectangle 3" presentation:style-name="pr3" draw:text-style-name="P4" draw:layer="layout" svg:width="23.212cm" svg:height="13.012cm" svg:x="1.089cm" svg:y="3.329cm" presentation:class="outline" presentation:user-transformed="true">
          <draw:text-box>
            <text:list text:style-name="L2">
              <text:list-item>
                <text:p text:style-name="P6"><text:span text:style-name="T4">Tools for Back-end development:</text:span></text:p>
                <text:list>
                  <text:list-item>
                    <text:p text:style-name="P15"><text:span text:style-name="T4">Eclipse</text:span></text:p>
                  </text:list-item>
                  <text:list-item>
                    <text:p text:style-name="P15"><text:span text:style-name="T4">Maven</text:span></text:p>
                  </text:list-item>
                  <text:list-item>
                    <text:p text:style-name="P15"><text:span text:style-name="T4">Junit</text:span><text:span text:style-name="T4"><text:line-break/></text:span><text:span text:style-name="T4"/></text:p>
                  </text:list-item>
                </text:list>
              </text:list-item>
              <text:list-item>
                <text:p text:style-name="P6"><text:span text:style-name="T4">Tools for Front-end development:</text:span></text:p>
                <text:list>
                  <text:list-item>
                    <text:p text:style-name="P15"><text:span text:style-name="T4">Visual Studio Code</text:span></text:p>
                  </text:list-item>
                  <text:list-item>
                    <text:p text:style-name="P15"><text:span text:style-name="T4">Parcel.js</text:span></text:p>
                  </text:list-item>
                  <text:list-item>
                    <text:p text:style-name="P15"><text:span text:style-name="T4">Netlify (CD)</text:span></text:p>
                  </text:list-item>
                </text:list>
              </text:list-item>
              <text:list-item>
                <text:p text:style-name="P6"><text:span text:style-name="T4">Git, Github</text:span></text:p>
              </text:list-item>
              <text:list-item>
                <text:p text:style-name="P6"><text:span text:style-name="T4">Slack</text:span></text:p>
              </text:list-item>
              <text:list-item>
                <text:p text:style-name="P6"><text:span text:style-name="T4">Latex </text:span></text:p>
              </text:list-item>
            </text:list>
          </draw:text-box>
        </draw:frame>
        <draw:frame draw:name="Datumsplatzhalter 1" presentation:style-name="pr6" draw:text-style-name="P8" draw:layer="layout" svg:width="2.899cm" svg:height="0.999cm" svg:x="1.7cm" svg:y="17.9cm" presentation:class="date-time" presentation:user-transformed="true">
          <draw:text-box>
            <text:p text:style-name="P7"><text:span text:style-name="T5"><text:date style:data-style-name="D4" text:date-value="2019-04-01">01.04.2019</text:date></text:span></text:p>
          </draw:text-box>
        </draw:frame>
        <draw:g draw:name="Gruppieren 21">
          <draw:custom-shape draw:name="Textfeld 13" draw:style-name="gr82" draw:text-style-name="P10" draw:layer="layout" svg:width="2.64cm" svg:height="0.758cm" svg:x="4.148cm" svg:y="16.756cm">
            <text:p text:style-name="P9"><text:span text:style-name="T6">Foun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4" draw:style-name="gr83" draw:text-style-name="P11" draw:layer="layout" svg:width="2.488cm" svg:height="0.758cm" svg:x="17.456cm" svg:y="16.756cm">
            <text:p text:style-name="P9"><text:span text:style-name="T6">Evalu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8" draw:style-name="gr84" draw:text-style-name="P11" draw:layer="layout" svg:width="3.064cm" svg:height="0.758cm" svg:x="8.423cm" svg:y="16.756cm">
            <text:p text:style-name="P9"><text:span text:style-name="T6">Related 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9" draw:style-name="gr85" draw:text-style-name="P10" draw:layer="layout" svg:width="3.549cm" svg:height="0.758cm" svg:x="21.564cm" svg:y="16.756cm">
            <text:p text:style-name="P9"><text:span text:style-name="T6">Summa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0" draw:style-name="gr86" draw:text-style-name="P10" draw:layer="layout" svg:width="2.654cm" svg:height="0.758cm" svg:x="0.499cm" svg:y="16.756cm">
            <text:p text:style-name="P9"><text:span text:style-name="T7">Motiv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3" draw:style-name="gr9" draw:text-style-name="P12" draw:layer="layout" svg:width="0.439cm" svg:height="0.439cm" svg:x="3.43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Eingekerbter Richtungspfeil 24" draw:style-name="gr9" draw:text-style-name="P12" draw:layer="layout" svg:width="0.439cm" svg:height="0.439cm" svg:x="7.16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Eingekerbter Richtungspfeil 25" draw:style-name="gr9" draw:text-style-name="P12" draw:layer="layout" svg:width="0.439cm" svg:height="0.439cm" svg:x="11.86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Textfeld 14" draw:style-name="gr87" draw:text-style-name="P11" draw:layer="layout" svg:width="2.323cm" svg:height="0.758cm" svg:x="13.305cm" svg:y="16.756cm">
            <text:p text:style-name="P9"><text:span text:style-name="T6">Approa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7" draw:style-name="gr9" draw:text-style-name="P12" draw:layer="layout" svg:width="0.439cm" svg:height="0.439cm" svg:x="20.333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line draw:name="Gerade Verbindung 28" draw:style-name="gr11" draw:text-style-name="P13" draw:layer="layout" svg:x1="0.07cm" svg:y1="16.629cm" svg:x2="25.27cm" svg:y2="16.634cm">
            <text:p/>
          </draw:line>
          <draw:custom-shape draw:name="Eingekerbter Richtungspfeil 29" draw:style-name="gr9" draw:text-style-name="P12" draw:layer="layout" svg:width="0.439cm" svg:height="0.439cm" svg:x="16.46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el_20_und_20_Inhalt" presentation:presentation-page-layout-name="AL2T11">
        <draw:frame draw:name="Rectangle 2" presentation:style-name="pr2" draw:text-style-name="P2" draw:layer="layout" svg:width="19.199cm" svg:height="1.56cm" svg:x="1.085cm" svg:y="0.926cm" presentation:class="title" presentation:user-transformed="true">
          <draw:text-box>
            <text:p text:style-name="P3"><text:span text:style-name="T3">Lessons Learned</text:span></text:p>
          </draw:text-box>
        </draw:frame>
        <draw:frame draw:name="Rectangle 3" presentation:style-name="pr3" draw:text-style-name="P4" draw:layer="layout" svg:width="23.212cm" svg:height="13.012cm" svg:x="1.089cm" svg:y="3.329cm" presentation:class="outline" presentation:user-transformed="true">
          <draw:text-box>
            <text:list text:style-name="L2">
              <text:list-item>
                <text:p text:style-name="P6"><text:span text:style-name="T4">Design more thoroughly</text:span></text:p>
                <text:list>
                  <text:list-item>
                    <text:p text:style-name="P15"><text:span text:style-name="T4">Especially data structures</text:span></text:p>
                  </text:list-item>
                </text:list>
              </text:list-item>
              <text:list-item>
                <text:p text:style-name="P6"><text:span text:style-name="T4">Plan and schedule more strictly</text:span></text:p>
              </text:list-item>
              <text:list-item>
                <text:p text:style-name="P6"><text:span text:style-name="T4">Evaluate third party components more thoroughly</text:span></text:p>
              </text:list-item>
              <text:list-item>
                <text:p text:style-name="P6"><text:span text:style-name="T4">Waterfall model didn‘t work well</text:span></text:p>
              </text:list-item>
            </text:list>
          </draw:text-box>
        </draw:frame>
        <draw:frame draw:name="Datumsplatzhalter 1" presentation:style-name="pr6" draw:text-style-name="P8" draw:layer="layout" svg:width="2.899cm" svg:height="0.999cm" svg:x="1.7cm" svg:y="17.9cm" presentation:class="date-time" presentation:user-transformed="true">
          <draw:text-box>
            <text:p text:style-name="P7"><text:span text:style-name="T5"><text:date style:data-style-name="D4" text:date-value="2019-04-01">01.04.2019</text:date></text:span></text:p>
          </draw:text-box>
        </draw:frame>
        <draw:g draw:name="Gruppieren 21">
          <draw:custom-shape draw:name="Textfeld 13" draw:style-name="gr88" draw:text-style-name="P10" draw:layer="layout" svg:width="2.64cm" svg:height="0.758cm" svg:x="4.148cm" svg:y="16.756cm">
            <text:p text:style-name="P9"><text:span text:style-name="T6">Foun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4" draw:style-name="gr89" draw:text-style-name="P11" draw:layer="layout" svg:width="2.488cm" svg:height="0.758cm" svg:x="17.456cm" svg:y="16.756cm">
            <text:p text:style-name="P9"><text:span text:style-name="T6">Evalu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8" draw:style-name="gr90" draw:text-style-name="P11" draw:layer="layout" svg:width="3.064cm" svg:height="0.758cm" svg:x="8.423cm" svg:y="16.756cm">
            <text:p text:style-name="P9"><text:span text:style-name="T6">Related 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9" draw:style-name="gr91" draw:text-style-name="P10" draw:layer="layout" svg:width="3.549cm" svg:height="0.758cm" svg:x="21.564cm" svg:y="16.756cm">
            <text:p text:style-name="P9"><text:span text:style-name="T6">Summa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0" draw:style-name="gr92" draw:text-style-name="P10" draw:layer="layout" svg:width="2.654cm" svg:height="0.758cm" svg:x="0.499cm" svg:y="16.756cm">
            <text:p text:style-name="P9"><text:span text:style-name="T7">Motiv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3" draw:style-name="gr9" draw:text-style-name="P12" draw:layer="layout" svg:width="0.439cm" svg:height="0.439cm" svg:x="3.43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Eingekerbter Richtungspfeil 24" draw:style-name="gr9" draw:text-style-name="P12" draw:layer="layout" svg:width="0.439cm" svg:height="0.439cm" svg:x="7.16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Eingekerbter Richtungspfeil 25" draw:style-name="gr9" draw:text-style-name="P12" draw:layer="layout" svg:width="0.439cm" svg:height="0.439cm" svg:x="11.86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Textfeld 14" draw:style-name="gr93" draw:text-style-name="P11" draw:layer="layout" svg:width="2.323cm" svg:height="0.758cm" svg:x="13.305cm" svg:y="16.756cm">
            <text:p text:style-name="P9"><text:span text:style-name="T6">Approa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7" draw:style-name="gr9" draw:text-style-name="P12" draw:layer="layout" svg:width="0.439cm" svg:height="0.439cm" svg:x="20.333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line draw:name="Gerade Verbindung 28" draw:style-name="gr11" draw:text-style-name="P13" draw:layer="layout" svg:x1="0.07cm" svg:y1="16.629cm" svg:x2="25.27cm" svg:y2="16.634cm">
            <text:p/>
          </draw:line>
          <draw:custom-shape draw:name="Eingekerbter Richtungspfeil 29" draw:style-name="gr9" draw:text-style-name="P12" draw:layer="layout" svg:width="0.439cm" svg:height="0.439cm" svg:x="16.46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el_20_und_20_Inhalt" presentation:presentation-page-layout-name="AL2T11">
        <draw:frame draw:name="Rectangle 2" presentation:style-name="pr2" draw:text-style-name="P2" draw:layer="layout" svg:width="19.199cm" svg:height="1.56cm" svg:x="1.085cm" svg:y="0.926cm" presentation:class="title" presentation:user-transformed="true">
          <draw:text-box>
            <text:p text:style-name="P3"><text:span text:style-name="T3">Best Practices</text:span></text:p>
          </draw:text-box>
        </draw:frame>
        <draw:frame draw:name="Rectangle 3" presentation:style-name="pr3" draw:text-style-name="P4" draw:layer="layout" svg:width="23.212cm" svg:height="13.012cm" svg:x="1.089cm" svg:y="3.329cm" presentation:class="outline" presentation:user-transformed="true">
          <draw:text-box>
            <text:list text:style-name="L2">
              <text:list-item>
                <text:p text:style-name="P6"><text:span text:style-name="T4">[things that went well]</text:span></text:p>
              </text:list-item>
            </text:list>
          </draw:text-box>
        </draw:frame>
        <draw:frame draw:name="Datumsplatzhalter 1" presentation:style-name="pr6" draw:text-style-name="P8" draw:layer="layout" svg:width="2.899cm" svg:height="0.999cm" svg:x="1.7cm" svg:y="17.9cm" presentation:class="date-time" presentation:user-transformed="true">
          <draw:text-box>
            <text:p text:style-name="P7"><text:span text:style-name="T5"><text:date style:data-style-name="D4" text:date-value="2019-04-01">01.04.2019</text:date></text:span></text:p>
          </draw:text-box>
        </draw:frame>
        <draw:g draw:name="Gruppieren 21">
          <draw:custom-shape draw:name="Textfeld 13" draw:style-name="gr94" draw:text-style-name="P10" draw:layer="layout" svg:width="2.64cm" svg:height="0.758cm" svg:x="4.148cm" svg:y="16.756cm">
            <text:p text:style-name="P9"><text:span text:style-name="T6">Foun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4" draw:style-name="gr95" draw:text-style-name="P11" draw:layer="layout" svg:width="2.488cm" svg:height="0.758cm" svg:x="17.456cm" svg:y="16.756cm">
            <text:p text:style-name="P9"><text:span text:style-name="T6">Evalu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8" draw:style-name="gr96" draw:text-style-name="P11" draw:layer="layout" svg:width="3.064cm" svg:height="0.758cm" svg:x="8.423cm" svg:y="16.756cm">
            <text:p text:style-name="P9"><text:span text:style-name="T6">Related 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9" draw:style-name="gr97" draw:text-style-name="P10" draw:layer="layout" svg:width="3.549cm" svg:height="0.758cm" svg:x="21.564cm" svg:y="16.756cm">
            <text:p text:style-name="P9"><text:span text:style-name="T6">Summa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0" draw:style-name="gr98" draw:text-style-name="P10" draw:layer="layout" svg:width="2.654cm" svg:height="0.758cm" svg:x="0.499cm" svg:y="16.756cm">
            <text:p text:style-name="P9"><text:span text:style-name="T7">Motiv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3" draw:style-name="gr9" draw:text-style-name="P12" draw:layer="layout" svg:width="0.439cm" svg:height="0.439cm" svg:x="3.43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Eingekerbter Richtungspfeil 24" draw:style-name="gr9" draw:text-style-name="P12" draw:layer="layout" svg:width="0.439cm" svg:height="0.439cm" svg:x="7.16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Eingekerbter Richtungspfeil 25" draw:style-name="gr9" draw:text-style-name="P12" draw:layer="layout" svg:width="0.439cm" svg:height="0.439cm" svg:x="11.86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Textfeld 14" draw:style-name="gr99" draw:text-style-name="P11" draw:layer="layout" svg:width="2.323cm" svg:height="0.758cm" svg:x="13.305cm" svg:y="16.756cm">
            <text:p text:style-name="P9"><text:span text:style-name="T6">Approa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7" draw:style-name="gr9" draw:text-style-name="P12" draw:layer="layout" svg:width="0.439cm" svg:height="0.439cm" svg:x="20.333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line draw:name="Gerade Verbindung 28" draw:style-name="gr11" draw:text-style-name="P13" draw:layer="layout" svg:x1="0.07cm" svg:y1="16.629cm" svg:x2="25.27cm" svg:y2="16.634cm">
            <text:p/>
          </draw:line>
          <draw:custom-shape draw:name="Eingekerbter Richtungspfeil 29" draw:style-name="gr9" draw:text-style-name="P12" draw:layer="layout" svg:width="0.439cm" svg:height="0.439cm" svg:x="16.46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el_20_und_20_Inhalt" presentation:presentation-page-layout-name="AL2T11">
        <draw:frame draw:name="Rectangle 2" presentation:style-name="pr2" draw:text-style-name="P2" draw:layer="layout" svg:width="19.199cm" svg:height="1.56cm" svg:x="1.085cm" svg:y="0.926cm" presentation:class="title" presentation:user-transformed="true">
          <draw:text-box>
            <text:p text:style-name="P3"><text:span text:style-name="T3">Conclusion</text:span></text:p>
          </draw:text-box>
        </draw:frame>
        <draw:frame draw:name="Rectangle 3" presentation:style-name="pr3" draw:text-style-name="P4" draw:layer="layout" svg:width="23.212cm" svg:height="13.012cm" svg:x="1.089cm" svg:y="3.329cm" presentation:class="outline" presentation:user-transformed="true">
          <draw:text-box>
            <text:list text:style-name="L2">
              <text:list-item>
                <text:p text:style-name="P6"><text:span text:style-name="T4">We produced a mostly working system</text:span></text:p>
              </text:list-item>
              <text:list-item>
                <text:p text:style-name="P6"><text:span text:style-name="T4">Usable as a good and extensible base for future work</text:span></text:p>
              </text:list-item>
              <text:list-item>
                <text:p text:style-name="P6"><text:span text:style-name="T4">Gained experience with teamwork</text:span></text:p>
              </text:list-item>
            </text:list>
          </draw:text-box>
        </draw:frame>
        <draw:frame draw:name="Datumsplatzhalter 1" presentation:style-name="pr6" draw:text-style-name="P8" draw:layer="layout" svg:width="2.899cm" svg:height="0.999cm" svg:x="1.7cm" svg:y="17.9cm" presentation:class="date-time" presentation:user-transformed="true">
          <draw:text-box>
            <text:p text:style-name="P7"><text:span text:style-name="T5"><text:date style:data-style-name="D4" text:date-value="2019-04-01">01.04.2019</text:date></text:span></text:p>
          </draw:text-box>
        </draw:frame>
        <draw:g draw:name="Gruppieren 21">
          <draw:custom-shape draw:name="Textfeld 13" draw:style-name="gr100" draw:text-style-name="P10" draw:layer="layout" svg:width="2.64cm" svg:height="0.758cm" svg:x="4.148cm" svg:y="16.756cm">
            <text:p text:style-name="P9"><text:span text:style-name="T6">Foun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4" draw:style-name="gr101" draw:text-style-name="P11" draw:layer="layout" svg:width="2.488cm" svg:height="0.758cm" svg:x="17.456cm" svg:y="16.756cm">
            <text:p text:style-name="P9"><text:span text:style-name="T6">Evalu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8" draw:style-name="gr102" draw:text-style-name="P11" draw:layer="layout" svg:width="3.064cm" svg:height="0.758cm" svg:x="8.423cm" svg:y="16.756cm">
            <text:p text:style-name="P9"><text:span text:style-name="T6">Related 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9" draw:style-name="gr103" draw:text-style-name="P10" draw:layer="layout" svg:width="3.549cm" svg:height="0.758cm" svg:x="21.564cm" svg:y="16.756cm">
            <text:p text:style-name="P9"><text:span text:style-name="T6">Summa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0" draw:style-name="gr104" draw:text-style-name="P10" draw:layer="layout" svg:width="2.654cm" svg:height="0.758cm" svg:x="0.499cm" svg:y="16.756cm">
            <text:p text:style-name="P9"><text:span text:style-name="T7">Motiv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3" draw:style-name="gr9" draw:text-style-name="P12" draw:layer="layout" svg:width="0.439cm" svg:height="0.439cm" svg:x="3.43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Eingekerbter Richtungspfeil 24" draw:style-name="gr9" draw:text-style-name="P12" draw:layer="layout" svg:width="0.439cm" svg:height="0.439cm" svg:x="7.16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Eingekerbter Richtungspfeil 25" draw:style-name="gr9" draw:text-style-name="P12" draw:layer="layout" svg:width="0.439cm" svg:height="0.439cm" svg:x="11.86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Textfeld 14" draw:style-name="gr105" draw:text-style-name="P11" draw:layer="layout" svg:width="2.323cm" svg:height="0.758cm" svg:x="13.305cm" svg:y="16.756cm">
            <text:p text:style-name="P9"><text:span text:style-name="T6">Approa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7" draw:style-name="gr9" draw:text-style-name="P12" draw:layer="layout" svg:width="0.439cm" svg:height="0.439cm" svg:x="20.333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line draw:name="Gerade Verbindung 28" draw:style-name="gr11" draw:text-style-name="P13" draw:layer="layout" svg:x1="0.07cm" svg:y1="16.629cm" svg:x2="25.27cm" svg:y2="16.634cm">
            <text:p/>
          </draw:line>
          <draw:custom-shape draw:name="Eingekerbter Richtungspfeil 29" draw:style-name="gr9" draw:text-style-name="P12" draw:layer="layout" svg:width="0.439cm" svg:height="0.439cm" svg:x="16.46cm" svg:y="16.921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ode2000" svg:font-family="Code2000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d0d0d0" draw:end-color="#ededed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ode2000" style:font-family-complex="Code2000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Code2000" style:font-family-complex="Code2000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language-asian="de" style:country-asian="DE" style:font-style-asian="normal" style:font-weight-asian="normal" style:font-name-complex="Code2000" style:font-family-complex="Code2000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Code2000" style:font-family-complex="Code2000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4pt" style:language-asian="de" style:country-asian="DE" style:font-style-asian="normal" style:font-weight-asian="normal" style:font-name-complex="Code2000" style:font-family-complex="Code2000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Code2000" style:font-family-complex="Code2000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language-asian="de" style:country-asian="DE" style:font-style-asian="normal" style:font-weight-asian="normal" style:font-name-complex="Code2000" style:font-family-complex="Code2000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Code2000" style:font-family-complex="Code2000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4pt" style:language-asian="de" style:country-asian="DE" style:font-style-asian="normal" style:font-weight-asian="normal" style:font-name-complex="Code2000" style:font-family-complex="Code2000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greyscale" draw:luminance="0%" draw:contrast="0%" draw:gamma="100%" draw:red="0%" draw:green="0%" draw:blue="0%" fo:clip="rect(2.95cm, 0cm, 3cm, 0cm)" draw:image-opacity="100%" style:mirror="none"/>
    </style:style>
    <style:style style:name="Mgr6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4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5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.159cm" fo:margin-bottom="0cm" fo:line-height="100%" fo:text-align="end" style:punctuation-wrap="simple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</style:style>
    <style:style style:name="MP9" style:family="paragraph">
      <style:paragraph-properties fo:margin-top="0cm" fo:margin-bottom="0cm" fo:line-height="100%" fo:text-align="start" style:punctuation-wrap="simple" style:writing-mode="lr-tb"/>
    </style:style>
    <style:style style:name="MP10" style:family="paragraph">
      <style:paragraph-properties fo:margin-top="0cm" fo:margin-bottom="0cm" fo:line-height="100%" fo:text-align="end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6" style:family="paragraph">
      <style:paragraph-properties fo:margin-top="0cm" fo:margin-bottom="0cm" fo:line-height="100%" fo:text-align="start" style:writing-mode="lr-tb"/>
      <style:text-properties fo:font-size="9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draw:name="Picture 9" draw:style-name="Mgr3" draw:text-style-name="MP5" draw:layer="backgroundobjects" drawooo:display="printer" svg:width="25.399cm" svg:height="19.049cm" svg:x="0cm" svg:y="0cm">
        <draw:image xlink:href="Pictures/1000000000000500000003C01706E66F6A0B2153.png" xlink:type="simple" xlink:show="embed" xlink:actuate="onLoad">
          <text:p/>
        </draw:image>
      </draw:frame>
      <draw:custom-shape draw:name="Text Box 10" draw:style-name="Mgr4" draw:text-style-name="MP7" draw:layer="backgroundobjects" drawooo:display="printer" svg:width="9.458cm" svg:height="1cm" svg:x="14.843cm" svg:y="17.926cm">
        <text:p text:style-name="MP6"><text:span text:style-name="MT2">Software Design and Quality Group</text:span><text:span text:style-name="MT2"><text:line-break/></text:span><text:span text:style-name="MT2">Institute for Program Structures and Data Organiz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3" draw:text-style-name="MP5" draw:layer="backgroundobjects" drawooo:display="printer" svg:width="3.011cm" svg:height="1.375cm" svg:x="21.299cm" svg:y="0.948cm">
        <draw:image xlink:href="Pictures/10000201000001050000007710C42414CDCCE277.png" xlink:type="simple" xlink:show="embed" xlink:actuate="onLoad">
          <text:p/>
        </draw:image>
      </draw:frame>
      <draw:frame draw:name="Picture 2" draw:style-name="Mgr5" draw:text-style-name="MP5" draw:layer="backgroundobjects" svg:width="25.156cm" svg:height="8.122cm" svg:x="0.121cm" svg:y="9.752cm">
        <draw:image xlink:href="Pictures/1000000000000320000002148570D42903C4AE86.png" xlink:type="simple" xlink:show="embed" xlink:actuate="onLoad">
          <text:p/>
        </draw:image>
      </draw:frame>
      <draw:frame draw:name="Picture 9" draw:style-name="Mgr3" draw:text-style-name="MP5" draw:layer="backgroundobjects" svg:width="25.399cm" svg:height="19.084cm" svg:x="0cm" svg:y="-0.009cm">
        <draw:image xlink:href="Pictures/1000020100000500000003C00B73A02EE033B572.png" xlink:type="simple" xlink:show="embed" xlink:actuate="onLoad">
          <text:p/>
        </draw:image>
      </draw:frame>
      <draw:custom-shape draw:name="Text Box 14" draw:style-name="Mgr6" draw:text-style-name="MP7" draw:layer="backgroundobjects" svg:width="10.194cm" svg:height="0.339cm" svg:x="1.102cm" svg:y="18.33cm">
        <text:p text:style-name="MP8"><text:span text:style-name="MT3">KIT – <text:s/>The Research University in the Helmholtz Association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1" draw:style-name="Mgr7" draw:text-style-name="MP7" draw:layer="backgroundobjects" svg:width="19.428cm" svg:height="0.848cm" svg:x="1.072cm" svg:y="9.14cm">
        <text:p text:style-name="MP9"><text:span text:style-name="MT4">SOFTWARE DESIGN AND QUALITY GROUP </text:span><text:span text:style-name="MT4"><text:line-break/></text:span><text:span text:style-name="MT4">INSTITUTE FOR PROGRAM STRUCTURES AND DATA ORGANIZATION, FACULTY OF INFORMATIC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6" draw:text-style-name="MP7" draw:layer="backgroundobjects" svg:width="4.797cm" svg:height="0.677cm" svg:x="20.329cm" svg:y="18.049cm">
        <text:p text:style-name="MP10"><text:span text:style-name="MT5">www.kit.ed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5" draw:layer="backgroundobjects" svg:width="4.497cm" svg:height="2.076cm" svg:x="1.098cm" svg:y="0.926cm">
        <draw:image xlink:href="Pictures/10000200000001DA000000DB5B46BCEC0A2BB861.png" xlink:type="simple" xlink:show="embed" xlink:actuate="onLoad">
          <text:p/>
        </draw:image>
      </draw:frame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8.624cm" svg:height="10.476cm" svg:x="1.482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Picture 9" draw:style-name="Mgr3" draw:text-style-name="MP5" draw:layer="backgroundobjects" svg:width="25.399cm" svg:height="19.049cm" svg:x="0cm" svg:y="0cm">
        <draw:image xlink:href="Pictures/1000000000000500000003C01706E66F6A0B2153.png" xlink:type="simple" xlink:show="embed" xlink:actuate="onLoad">
          <text:p/>
        </draw:image>
      </draw:frame>
      <draw:custom-shape draw:name="Text Box 10" draw:style-name="Mgr4" draw:text-style-name="MP7" draw:layer="backgroundobjects" svg:width="9.458cm" svg:height="1cm" svg:x="14.843cm" svg:y="17.926cm">
        <text:p text:style-name="MP6"><text:span text:style-name="MT2">Karlsruhe Institute of Technolog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" draw:text-style-name="MP11" draw:layer="backgroundobjects" svg:width="19.199cm" svg:height="1.56cm" svg:x="1.085cm" svg:y="0.926cm" presentation:class="title" presentation:user-transformed="true">
        <draw:text-box>
          <text:p text:style-name="MP8"><text:span text:style-name="MT6">Titelmasterformat durch Klicken bearbeiten</text:span></text:p>
        </draw:text-box>
      </draw:frame>
      <draw:frame draw:name="Inhaltsplatzhalter 2" presentation:style-name="Mpr4" draw:text-style-name="MP15" draw:layer="backgroundobjects" svg:width="23.212cm" svg:height="13.594cm" svg:x="1.089cm" svg:y="3.329cm" presentation:class="outline" presentation:user-transformed="true">
        <draw:text-box>
          <text:list text:style-name="ML3">
            <text:list-item>
              <text:p text:style-name="MP12"><text:span text:style-name="MT7">Formatvorlagen des Textmasters bearbeiten</text:span></text:p>
              <text:list>
                <text:list-item>
                  <text:p text:style-name="MP13"><text:span text:style-name="MT8">Zweite Ebene</text:span></text:p>
                  <text:list>
                    <text:list-item>
                      <text:p text:style-name="MP14"><text:span text:style-name="MT9">Dritte Ebene</text:span></text:p>
                      <text:list>
                        <text:list-item>
                          <text:p text:style-name="MP14"><text:span text:style-name="MT9">Vierte Ebene</text:span></text:p>
                          <text:list>
                            <text:list-item>
                              <text:p text:style-name="MP14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6" presentation:style-name="Mpr5" draw:text-style-name="MP17" draw:layer="backgroundobjects" svg:width="2.899cm" svg:height="0.999cm" svg:x="1.7cm" svg:y="17.866cm" presentation:class="date-time" presentation:user-transformed="true">
        <draw:text-box>
          <text:p text:style-name="MP16"><text:span text:style-name="MT2"><text:date style:data-style-name="D4" text:date-value="2019-04-01">01.04.2019</text:date></text:span></text:p>
        </draw:text-box>
      </draw:frame>
      <draw:frame draw:name="Fußzeilenplatzhalter 7" presentation:style-name="Mpr5" draw:text-style-name="MP17" draw:layer="backgroundobjects" svg:width="11.708cm" svg:height="1.013cm" svg:x="4.735cm" svg:y="17.852cm" presentation:class="footer" presentation:user-transformed="true">
        <draw:text-box>
          <text:p text:style-name="MP16"><text:span text:style-name="MT2">Name Firstname: Title</text:span></text:p>
        </draw:text-box>
      </draw:frame>
      <draw:frame draw:name="Foliennummernplatzhalter 8" presentation:style-name="Mpr5" draw:text-style-name="MP17" draw:layer="backgroundobjects" svg:width="1.287cm" svg:height="1.013cm" svg:x="0.412cm" svg:y="17.852cm" presentation:class="page-number" presentation:user-transformed="true">
        <draw:text-box>
          <text:p text:style-name="MP16"><text:span text:style-name="MT10"><text:page-number>&lt;number&gt;</text:page-number></text:span></text:p>
        </draw:text-box>
      </draw:frame>
      <draw:frame draw:style-name="Mgr8" draw:text-style-name="MP18" draw:layer="backgroundobjects" svg:width="3.662cm" svg:height="1.831cm" svg:x="21.005cm" svg:y="0.612cm">
        <draw:image xlink:href="Pictures/1000020100000280000001409EE59EFE290F811F.png" xlink:type="simple" xlink:show="embed" xlink:actuate="onLoad">
          <text:p/>
        </draw:image>
      </draw:frame>
      <presentation:notes style:page-layout-name="PM0">
        <draw:page-thumbnail presentation:style-name="Titel_20_und_20_Inhalt-title" draw:layer="backgroundobjects" svg:width="13.968cm" svg:height="10.476cm" svg:x="3.81cm" svg:y="2.123cm" presentation:class="page"/>
        <draw:frame presentation:style-name="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38</meta:editing-cycles>
    <meta:creation-date>2019-03-30T12:17:02.063419897</meta:creation-date>
    <dc:date>2019-04-01T12:21:00.234427005</dc:date>
    <meta:editing-duration>PT5H16M59S</meta:editing-duration>
    <meta:generator>LibreOffice/6.0.7.3.0$FreeBSD_X86_64 LibreOffice_project/00m0$Build-3</meta:generator>
    <meta:document-statistic meta:object-count="334"/>
    <meta:user-defined meta:name="AppVersion">16.0000</meta:user-defined>
    <meta:user-defined meta:name="Company">FZI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